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6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381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23.4pt" style:use-optimal-row-height="false" fo:break-before="auto"/>
    </style:style>
    <style:style style:name="ro7" style:family="table-row">
      <style:table-row-properties style:row-height="25.95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2.0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3.6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default-cell-style-name="ce1"/>
        <table:table-column table:style-name="co9" table:default-cell-style-name="ce1"/>
        <table:table-column table:style-name="co12" table:number-columns-repeated="16365" table:default-cell-style-name="ce1"/>
        <table:table-row table:style-name="ro1">
          <table:table-cell office:value-type="string" table:number-columns-spanned="19" table:number-rows-spanned="1" table:style-name="ce45">
            <text:p><text:s text:c="3"/>人口增加、自然增加、出生、死亡、結婚、離婚數及其比率統計表<text:s text:c="7"/></text:p>
          </table:table-cell>
          <table:covered-table-cell table:number-columns-repeated="18"/>
          <table:table-cell table:style-name="ce1">
            <draw:frame draw:z-index="1" draw:id="id0" draw:style-name="a2" draw:name="Text Box 1" svg:x="0in" svg:y="0.31667in" svg:width="0in" svg:height="0.29722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222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4"/>
        </table:table-row>
        <table:table-row table:style-name="ro2">
          <table:table-cell table:style-name="ce1"/>
          <table:table-cell table:number-columns-repeated="2" table:style-name="ce40"/>
          <table:table-cell table:style-name="ce43"/>
          <table:table-cell table:number-columns-repeated="2" table:style-name="ce40"/>
          <table:table-cell office:value-type="string" table:style-name="ce42">
            <text:p><text:s text:c="6"/>中 華 民 國 106 年 4 月 份</text:p>
          </table:table-cell>
          <table:table-cell table:number-columns-repeated="10" table:style-name="ce40"/>
          <table:table-cell office:value-type="string" table:style-name="ce41">
            <text:p><text:s text:c="14"/>單位：人；‰；對</text:p>
          </table:table-cell>
          <table:table-cell table:style-name="ce40"/>
          <table:table-cell table:number-columns-repeated="16365"/>
        </table:table-row>
        <table:table-row table:style-name="ro3">
          <table:table-cell table:style-name="ce39"/>
          <table:table-cell office:value-type="string" table:number-columns-spanned="3" table:number-rows-spanned="1" table:style-name="ce46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46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46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49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3" table:number-rows-spanned="1" table:style-name="ce46">
            <text:p>結　　　　婚</text:p>
          </table:table-cell>
          <table:covered-table-cell table:number-columns-repeated="2"/>
          <table:table-cell office:value-type="string" table:number-columns-spanned="3" table:number-rows-spanned="1" table:style-name="ce48">
            <text:p>離　　　　婚</text:p>
          </table:table-cell>
          <table:covered-table-cell table:number-columns-repeated="2"/>
          <table:table-cell table:number-columns-repeated="16365"/>
        </table:table-row>
        <table:table-row table:style-name="ro4">
          <table:table-cell office:value-type="string" table:style-name="ce35">
            <text:p>區 <text:s/>域 <text:s/>別</text:p>
          </table:table-cell>
          <table:table-cell office:value-type="string" table:style-name="ce32">
            <text:p>月增加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34">
            <text:p>折合年</text:p>
          </table:table-cell>
          <table:table-cell office:value-type="string" table:number-columns-spanned="1" table:number-rows-spanned="2" table:style-name="ce47">
            <text:p>人口數</text:p>
          </table:table-cell>
          <table:table-cell office:value-type="string" table:number-columns-spanned="1" table:number-rows-spanned="2" table:style-name="ce47">
            <text:p>月增加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47">
            <text:p>出生數</text:p>
          </table:table-cell>
          <table:table-cell office:value-type="string" table:number-columns-spanned="1" table:number-rows-spanned="2" table:style-name="ce47">
            <text:p>月出生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47">
            <text:p>死亡數</text:p>
          </table:table-cell>
          <table:table-cell office:value-type="string" table:number-columns-spanned="1" table:number-rows-spanned="2" table:style-name="ce47">
            <text:p>月死亡率</text:p>
          </table:table-cell>
          <table:table-cell office:value-type="string" table:style-name="ce32">
            <text:p>折合年</text:p>
          </table:table-cell>
          <table:table-cell office:value-type="string" table:style-name="ce32">
            <text:p>結婚</text:p>
          </table:table-cell>
          <table:table-cell office:value-type="string" table:number-columns-spanned="1" table:number-rows-spanned="2" table:style-name="ce47">
            <text:p>月結婚率</text:p>
          </table:table-cell>
          <table:table-cell office:value-type="string" table:style-name="ce32">
            <text:p>折合年</text:p>
          </table:table-cell>
          <table:table-cell office:value-type="string" table:style-name="ce32">
            <text:p>離婚</text:p>
          </table:table-cell>
          <table:table-cell office:value-type="string" table:number-columns-spanned="1" table:number-rows-spanned="2" table:style-name="ce47">
            <text:p>月離婚率</text:p>
          </table:table-cell>
          <table:table-cell office:value-type="string" table:style-name="ce32">
            <text:p>折合年</text:p>
          </table:table-cell>
          <table:table-cell table:number-columns-repeated="16365"/>
        </table:table-row>
        <table:table-row table:style-name="ro4">
          <table:table-cell table:style-name="ce31"/>
          <table:table-cell office:value-type="string" table:style-name="ce28">
            <text:p>人口數</text:p>
          </table:table-cell>
          <table:covered-table-cell/>
          <table:table-cell office:value-type="string" table:style-name="ce30">
            <text:p>增加率</text:p>
          </table:table-cell>
          <table:covered-table-cell/>
          <table:covered-table-cell/>
          <table:table-cell office:value-type="string" table:style-name="ce28">
            <text:p>增加率</text:p>
          </table:table-cell>
          <table:covered-table-cell/>
          <table:covered-table-cell/>
          <table:table-cell office:value-type="string" table:style-name="ce28">
            <text:p>出生率</text:p>
          </table:table-cell>
          <table:covered-table-cell/>
          <table:covered-table-cell/>
          <table:table-cell office:value-type="string" table:style-name="ce28">
            <text:p>死亡率</text:p>
          </table:table-cell>
          <table:table-cell office:value-type="string" table:style-name="ce28">
            <text:p>對數</text:p>
          </table:table-cell>
          <table:covered-table-cell/>
          <table:table-cell office:value-type="string" table:style-name="ce28">
            <text:p>結婚率</text:p>
          </table:table-cell>
          <table:table-cell office:value-type="string" table:style-name="ce28">
            <text:p>對數</text:p>
          </table:table-cell>
          <table:covered-table-cell/>
          <table:table-cell office:value-type="string" table:style-name="ce28">
            <text:p>離婚率</text:p>
          </table:table-cell>
          <table:table-cell table:number-columns-repeated="16365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float" office:value="1768" table:style-name="ce26">
            <text:p><text:s text:c="3"/>1,768<text:s/></text:p>
          </table:table-cell>
          <table:table-cell office:value-type="float" office:value="7.5088084098654181E-2" table:style-name="ce24">
            <text:p><text:s text:c="3"/>0.08<text:s/></text:p>
          </table:table-cell>
          <table:table-cell office:value-type="float" office:value="0.91357168986695925" table:style-name="ce24">
            <text:p><text:s text:c="3"/>0.91<text:s/></text:p>
          </table:table-cell>
          <table:table-cell office:value-type="float" office:value="1135" table:style-name="ce26">
            <text:p><text:s text:c="3"/>1,135<text:s/></text:p>
          </table:table-cell>
          <table:table-cell office:value-type="float" office:value="4.8202361924228089E-2" table:style-name="ce24">
            <text:p><text:s text:c="3"/>0.05<text:s/></text:p>
          </table:table-cell>
          <table:table-cell office:value-type="float" office:value="0.59" table:style-name="ce24">
            <text:p><text:s text:c="3"/>0.59<text:s/></text:p>
          </table:table-cell>
          <table:table-cell office:value-type="float" office:value="14245" table:style-name="ce26">
            <text:p><text:s text:c="3"/>14,245<text:s/></text:p>
          </table:table-cell>
          <table:table-cell office:value-type="float" office:value="0.60497149393006988" table:style-name="ce24">
            <text:p><text:s text:c="3"/>0.60<text:s/></text:p>
          </table:table-cell>
          <table:table-cell office:value-type="float" office:value="7.36" table:style-name="ce24">
            <text:p><text:s text:c="3"/>7.36<text:s/></text:p>
          </table:table-cell>
          <table:table-cell office:value-type="float" office:value="13110" table:style-name="ce26">
            <text:p><text:s text:c="3"/>13,110<text:s/></text:p>
          </table:table-cell>
          <table:table-cell office:value-type="float" office:value="0.55676913200584177" table:style-name="ce24">
            <text:p><text:s text:c="3"/>0.56<text:s/></text:p>
          </table:table-cell>
          <table:table-cell office:value-type="float" office:value="6.77" table:style-name="ce24">
            <text:p><text:s text:c="3"/>6.77<text:s/></text:p>
          </table:table-cell>
          <table:table-cell office:value-type="float" office:value="9865" table:style-name="ce26">
            <text:p><text:s text:c="3"/>9,865<text:s/></text:p>
          </table:table-cell>
          <table:table-cell office:value-type="float" office:value="0.41895709284802662" table:style-name="ce24">
            <text:p><text:s text:c="3"/>0.42<text:s/></text:p>
          </table:table-cell>
          <table:table-cell office:value-type="float" office:value="5.0999999999999996" table:style-name="ce24">
            <text:p><text:s text:c="3"/>5.10<text:s/></text:p>
          </table:table-cell>
          <table:table-cell office:value-type="float" office:value="4050" table:style-name="ce26">
            <text:p><text:s text:c="3"/>4,050<text:s/></text:p>
          </table:table-cell>
          <table:table-cell office:value-type="float" office:value="0.17199961743887557" table:style-name="ce24">
            <text:p><text:s text:c="3"/>0.17<text:s/></text:p>
          </table:table-cell>
          <table:table-cell office:value-type="float" office:value="2.09" table:style-name="ce23">
            <text:p><text:s text:c="3"/>2.09<text:s/></text:p>
          </table:table-cell>
          <table:table-cell table:number-columns-repeated="16365"/>
        </table:table-row>
        <table:table-row table:style-name="ro6">
          <table:table-cell office:value-type="string" table:style-name="ce27">
            <text:p>新北市</text:p>
          </table:table-cell>
          <table:table-cell office:value-type="float" office:value="453" table:style-name="ce26">
            <text:p><text:s text:c="3"/>453<text:s/></text:p>
          </table:table-cell>
          <table:table-cell office:value-type="float" office:value="0.11380725723505143" table:style-name="ce24">
            <text:p><text:s text:c="3"/>0.11<text:s/></text:p>
          </table:table-cell>
          <table:table-cell office:value-type="float" office:value="1.3846549630264591" table:style-name="ce24">
            <text:p><text:s text:c="3"/>1.38<text:s/></text:p>
          </table:table-cell>
          <table:table-cell office:value-type="float" office:value="383" table:style-name="ce25">
            <text:p><text:s text:c="3"/>383<text:s/></text:p>
          </table:table-cell>
          <table:table-cell office:value-type="float" office:value="9.621567182467243E-2" table:style-name="ce24">
            <text:p><text:s text:c="3"/>0.10<text:s/></text:p>
          </table:table-cell>
          <table:table-cell office:value-type="float" office:value="1.17" table:style-name="ce24">
            <text:p><text:s text:c="3"/>1.17<text:s/></text:p>
          </table:table-cell>
          <table:table-cell office:value-type="float" office:value="2346" table:style-name="ce25">
            <text:p><text:s text:c="3"/>2,346<text:s/></text:p>
          </table:table-cell>
          <table:table-cell office:value-type="float" office:value="0.58935239190778466" table:style-name="ce24">
            <text:p><text:s text:c="3"/>0.59<text:s/></text:p>
          </table:table-cell>
          <table:table-cell office:value-type="float" office:value="7.17" table:style-name="ce24">
            <text:p><text:s text:c="3"/>7.17<text:s/></text:p>
          </table:table-cell>
          <table:table-cell office:value-type="float" office:value="1963" table:style-name="ce25">
            <text:p><text:s text:c="3"/>1,963<text:s/></text:p>
          </table:table-cell>
          <table:table-cell office:value-type="float" office:value="0.49313672008311221" table:style-name="ce24">
            <text:p><text:s text:c="3"/>0.49<text:s/></text:p>
          </table:table-cell>
          <table:table-cell office:value-type="float" office:value="6" table:style-name="ce24">
            <text:p><text:s text:c="3"/>6.00<text:s/></text:p>
          </table:table-cell>
          <table:table-cell office:value-type="float" office:value="1746" table:style-name="ce25">
            <text:p><text:s text:c="3"/>1,746<text:s/></text:p>
          </table:table-cell>
          <table:table-cell office:value-type="float" office:value="0.43862287991090881" table:style-name="ce24">
            <text:p><text:s text:c="3"/>0.44<text:s/></text:p>
          </table:table-cell>
          <table:table-cell office:value-type="float" office:value="5.34" table:style-name="ce24">
            <text:p><text:s text:c="3"/>5.34<text:s/></text:p>
          </table:table-cell>
          <table:table-cell office:value-type="float" office:value="713" table:style-name="ce25">
            <text:p><text:s text:c="3"/>713<text:s/></text:p>
          </table:table-cell>
          <table:table-cell office:value-type="float" office:value="0.17911690342295417" table:style-name="ce24">
            <text:p><text:s text:c="3"/>0.18<text:s/></text:p>
          </table:table-cell>
          <table:table-cell office:value-type="float" office:value="2.1800000000000002" table:style-name="ce23">
            <text:p><text:s text:c="3"/>2.18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臺北市</text:p>
          </table:table-cell>
          <table:table-cell office:value-type="float" office:value="-1195" table:style-name="ce26">
            <text:p><text:s/>－1,195<text:s/></text:p>
          </table:table-cell>
          <table:table-cell office:value-type="float" office:value="-0.44369146846281887" table:style-name="ce24">
            <text:p><text:s/>－0.44<text:s/></text:p>
          </table:table-cell>
          <table:table-cell office:value-type="float" office:value="-5.3982461996309627" table:style-name="ce24">
            <text:p><text:s/>－5.40<text:s/></text:p>
          </table:table-cell>
          <table:table-cell office:value-type="float" office:value="456" table:style-name="ce25">
            <text:p><text:s text:c="3"/>456<text:s/></text:p>
          </table:table-cell>
          <table:table-cell office:value-type="float" office:value="0.16934577752458438" table:style-name="ce24">
            <text:p><text:s text:c="3"/>0.17<text:s/></text:p>
          </table:table-cell>
          <table:table-cell office:value-type="float" office:value="2.06" table:style-name="ce24">
            <text:p><text:s text:c="3"/>2.06<text:s/></text:p>
          </table:table-cell>
          <table:table-cell office:value-type="float" office:value="1778" table:style-name="ce25">
            <text:p><text:s text:c="3"/>1,778<text:s/></text:p>
          </table:table-cell>
          <table:table-cell office:value-type="float" office:value="0.66029998341822593" table:style-name="ce24">
            <text:p><text:s text:c="3"/>0.66<text:s/></text:p>
          </table:table-cell>
          <table:table-cell office:value-type="float" office:value="8.0299999999999994" table:style-name="ce24">
            <text:p><text:s text:c="3"/>8.03<text:s/></text:p>
          </table:table-cell>
          <table:table-cell office:value-type="float" office:value="1322" table:style-name="ce25">
            <text:p><text:s text:c="3"/>1,322<text:s/></text:p>
          </table:table-cell>
          <table:table-cell office:value-type="float" office:value="0.49095420589364158" table:style-name="ce24">
            <text:p><text:s text:c="3"/>0.49<text:s/></text:p>
          </table:table-cell>
          <table:table-cell office:value-type="float" office:value="5.97" table:style-name="ce24">
            <text:p><text:s text:c="3"/>5.97<text:s/></text:p>
          </table:table-cell>
          <table:table-cell office:value-type="float" office:value="1062" table:style-name="ce25">
            <text:p><text:s text:c="3"/>1,062<text:s/></text:p>
          </table:table-cell>
          <table:table-cell office:value-type="float" office:value="0.39439740291909781" table:style-name="ce24">
            <text:p><text:s text:c="3"/>0.39<text:s/></text:p>
          </table:table-cell>
          <table:table-cell office:value-type="float" office:value="4.8" table:style-name="ce24">
            <text:p><text:s text:c="3"/>4.80<text:s/></text:p>
          </table:table-cell>
          <table:table-cell office:value-type="float" office:value="393" table:style-name="ce25">
            <text:p><text:s text:c="3"/>393<text:s/></text:p>
          </table:table-cell>
          <table:table-cell office:value-type="float" office:value="0.14594932141921416" table:style-name="ce24">
            <text:p><text:s text:c="3"/>0.15<text:s/></text:p>
          </table:table-cell>
          <table:table-cell office:value-type="float" office:value="1.78" table:style-name="ce23">
            <text:p><text:s text:c="3"/>1.78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桃園市</text:p>
          </table:table-cell>
          <table:table-cell office:value-type="float" office:value="3036" table:style-name="ce26">
            <text:p><text:s text:c="3"/>3,036<text:s/></text:p>
          </table:table-cell>
          <table:table-cell office:value-type="float" office:value="1.4075110836861768" table:style-name="ce24">
            <text:p><text:s text:c="3"/>1.41<text:s/></text:p>
          </table:table-cell>
          <table:table-cell office:value-type="float" office:value="17.124718184848486" table:style-name="ce24">
            <text:p><text:s text:c="3"/>17.12<text:s/></text:p>
          </table:table-cell>
          <table:table-cell office:value-type="float" office:value="776" table:style-name="ce25">
            <text:p><text:s text:c="3"/>776<text:s/></text:p>
          </table:table-cell>
          <table:table-cell office:value-type="float" office:value="0.35950608681794027" table:style-name="ce24">
            <text:p><text:s text:c="3"/>0.36<text:s/></text:p>
          </table:table-cell>
          <table:table-cell office:value-type="float" office:value="4.37" table:style-name="ce24">
            <text:p><text:s text:c="3"/>4.37<text:s/></text:p>
          </table:table-cell>
          <table:table-cell office:value-type="float" office:value="1746" table:style-name="ce25">
            <text:p><text:s text:c="3"/>1,746<text:s/></text:p>
          </table:table-cell>
          <table:table-cell office:value-type="float" office:value="0.80888869534036556" table:style-name="ce24">
            <text:p><text:s text:c="3"/>0.81<text:s/></text:p>
          </table:table-cell>
          <table:table-cell office:value-type="float" office:value="9.84" table:style-name="ce24">
            <text:p><text:s text:c="3"/>9.84<text:s/></text:p>
          </table:table-cell>
          <table:table-cell office:value-type="float" office:value="970" table:style-name="ce25">
            <text:p><text:s text:c="3"/>970<text:s/></text:p>
          </table:table-cell>
          <table:table-cell office:value-type="float" office:value="0.44938260852242534" table:style-name="ce24">
            <text:p><text:s text:c="3"/>0.45<text:s/></text:p>
          </table:table-cell>
          <table:table-cell office:value-type="float" office:value="5.47" table:style-name="ce24">
            <text:p><text:s text:c="3"/>5.47<text:s/></text:p>
          </table:table-cell>
          <table:table-cell office:value-type="float" office:value="1031" table:style-name="ce25">
            <text:p><text:s text:c="3"/>1,031<text:s/></text:p>
          </table:table-cell>
          <table:table-cell office:value-type="float" office:value="0.47764275194496963" table:style-name="ce24">
            <text:p><text:s text:c="3"/>0.48<text:s/></text:p>
          </table:table-cell>
          <table:table-cell office:value-type="float" office:value="5.81" table:style-name="ce24">
            <text:p><text:s text:c="3"/>5.81<text:s/></text:p>
          </table:table-cell>
          <table:table-cell office:value-type="float" office:value="422" table:style-name="ce25">
            <text:p><text:s text:c="3"/>422<text:s/></text:p>
          </table:table-cell>
          <table:table-cell office:value-type="float" office:value="0.19550459875924073" table:style-name="ce24">
            <text:p><text:s text:c="3"/>0.20<text:s/></text:p>
          </table:table-cell>
          <table:table-cell office:value-type="float" office:value="2.38" table:style-name="ce23">
            <text:p><text:s text:c="3"/>2.38<text:s/></text:p>
          </table:table-cell>
          <table:table-cell table:number-columns-repeated="16365"/>
        </table:table-row>
        <table:table-row table:style-name="ro7">
          <table:table-cell office:value-type="string" table:style-name="ce27">
            <text:p>臺中市</text:p>
          </table:table-cell>
          <table:table-cell office:value-type="float" office:value="1409" table:style-name="ce26">
            <text:p><text:s text:c="3"/>1,409<text:s/></text:p>
          </table:table-cell>
          <table:table-cell office:value-type="float" office:value="0.50827562174481755" table:style-name="ce24">
            <text:p><text:s text:c="3"/>0.51<text:s/></text:p>
          </table:table-cell>
          <table:table-cell office:value-type="float" office:value="6.1840200645619463" table:style-name="ce24">
            <text:p><text:s text:c="3"/>6.18<text:s/></text:p>
          </table:table-cell>
          <table:table-cell office:value-type="float" office:value="533" table:style-name="ce25">
            <text:p><text:s text:c="3"/>533<text:s/></text:p>
          </table:table-cell>
          <table:table-cell office:value-type="float" office:value="0.19222290644280332" table:style-name="ce24">
            <text:p><text:s text:c="3"/>0.19<text:s/></text:p>
          </table:table-cell>
          <table:table-cell office:value-type="float" office:value="2.34" table:style-name="ce24">
            <text:p><text:s text:c="3"/>2.34<text:s/></text:p>
          </table:table-cell>
          <table:table-cell office:value-type="float" office:value="1809" table:style-name="ce25">
            <text:p><text:s text:c="3"/>1,809<text:s/></text:p>
          </table:table-cell>
          <table:table-cell office:value-type="float" office:value="0.65240382318017109" table:style-name="ce24">
            <text:p><text:s text:c="3"/>0.65<text:s/></text:p>
          </table:table-cell>
          <table:table-cell office:value-type="float" office:value="7.94" table:style-name="ce24">
            <text:p><text:s text:c="3"/>7.94<text:s/></text:p>
          </table:table-cell>
          <table:table-cell office:value-type="float" office:value="1276" table:style-name="ce25">
            <text:p><text:s text:c="3"/>1,276<text:s/></text:p>
          </table:table-cell>
          <table:table-cell office:value-type="float" office:value="0.46018091673736777" table:style-name="ce24">
            <text:p><text:s text:c="3"/>0.46<text:s/></text:p>
          </table:table-cell>
          <table:table-cell office:value-type="float" office:value="5.6" table:style-name="ce24">
            <text:p><text:s text:c="3"/>5.60<text:s/></text:p>
          </table:table-cell>
          <table:table-cell office:value-type="float" office:value="1219" table:style-name="ce25">
            <text:p><text:s text:c="3"/>1,219<text:s/></text:p>
          </table:table-cell>
          <table:table-cell office:value-type="float" office:value="0.43962424569188974" table:style-name="ce24">
            <text:p><text:s text:c="3"/>0.44<text:s/></text:p>
          </table:table-cell>
          <table:table-cell office:value-type="float" office:value="5.35" table:style-name="ce24">
            <text:p><text:s text:c="3"/>5.35<text:s/></text:p>
          </table:table-cell>
          <table:table-cell office:value-type="float" office:value="477" table:style-name="ce25">
            <text:p><text:s text:c="3"/>477<text:s/></text:p>
          </table:table-cell>
          <table:table-cell office:value-type="float" office:value="0.17202687874900033" table:style-name="ce24">
            <text:p><text:s text:c="3"/>0.17<text:s/></text:p>
          </table:table-cell>
          <table:table-cell office:value-type="float" office:value="2.09" table:style-name="ce23">
            <text:p><text:s text:c="3"/>2.09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臺南市</text:p>
          </table:table-cell>
          <table:table-cell office:value-type="float" office:value="268" table:style-name="ce26">
            <text:p><text:s text:c="3"/>268<text:s/></text:p>
          </table:table-cell>
          <table:table-cell office:value-type="float" office:value="0.14207196050823592" table:style-name="ce24">
            <text:p><text:s text:c="3"/>0.14<text:s/></text:p>
          </table:table-cell>
          <table:table-cell office:value-type="float" office:value="1.7285421861835371" table:style-name="ce24">
            <text:p><text:s text:c="3"/>1.73<text:s/></text:p>
          </table:table-cell>
          <table:table-cell office:value-type="float" office:value="2" table:style-name="ce25">
            <text:p><text:s text:c="3"/>2<text:s/></text:p>
          </table:table-cell>
          <table:table-cell office:value-type="float" office:value="1.0601632015232426E-3" table:style-name="ce24">
            <text:p><text:s text:c="3"/>0.00<text:s/></text:p>
          </table:table-cell>
          <table:table-cell office:value-type="float" office:value="0.01" table:style-name="ce24">
            <text:p><text:s text:c="3"/>0.01<text:s/></text:p>
          </table:table-cell>
          <table:table-cell office:value-type="float" office:value="1032" table:style-name="ce25">
            <text:p><text:s text:c="3"/>1,032<text:s/></text:p>
          </table:table-cell>
          <table:table-cell office:value-type="float" office:value="0.54704421198599307" table:style-name="ce24">
            <text:p><text:s text:c="3"/>0.55<text:s/></text:p>
          </table:table-cell>
          <table:table-cell office:value-type="float" office:value="6.66" table:style-name="ce24">
            <text:p><text:s text:c="3"/>6.66<text:s/></text:p>
          </table:table-cell>
          <table:table-cell office:value-type="float" office:value="1030" table:style-name="ce25">
            <text:p><text:s text:c="3"/>1,030<text:s/></text:p>
          </table:table-cell>
          <table:table-cell office:value-type="float" office:value="0.54598404878446982" table:style-name="ce24">
            <text:p><text:s text:c="3"/>0.55<text:s/></text:p>
          </table:table-cell>
          <table:table-cell office:value-type="float" office:value="6.64" table:style-name="ce24">
            <text:p><text:s text:c="3"/>6.64<text:s/></text:p>
          </table:table-cell>
          <table:table-cell office:value-type="float" office:value="794" table:style-name="ce25">
            <text:p><text:s text:c="3"/>794<text:s/></text:p>
          </table:table-cell>
          <table:table-cell office:value-type="float" office:value="0.42088479100472725" table:style-name="ce24">
            <text:p><text:s text:c="3"/>0.42<text:s/></text:p>
          </table:table-cell>
          <table:table-cell office:value-type="float" office:value="5.12" table:style-name="ce24">
            <text:p><text:s text:c="3"/>5.12<text:s/></text:p>
          </table:table-cell>
          <table:table-cell office:value-type="float" office:value="333" table:style-name="ce25">
            <text:p><text:s text:c="3"/>333<text:s/></text:p>
          </table:table-cell>
          <table:table-cell office:value-type="float" office:value="0.17651717305361989" table:style-name="ce24">
            <text:p><text:s text:c="3"/>0.18<text:s/></text:p>
          </table:table-cell>
          <table:table-cell office:value-type="float" office:value="2.15" table:style-name="ce23">
            <text:p><text:s text:c="3"/>2.15<text:s/></text:p>
          </table:table-cell>
          <table:table-cell table:number-columns-repeated="16365"/>
        </table:table-row>
        <table:table-row table:style-name="ro1">
          <table:table-cell office:value-type="string" table:style-name="ce27">
            <text:p>高雄市</text:p>
          </table:table-cell>
          <table:table-cell office:value-type="float" office:value="8" table:style-name="ce26">
            <text:p><text:s text:c="3"/>8<text:s/></text:p>
          </table:table-cell>
          <table:table-cell office:value-type="float" office:value="2.8790172186822305E-3" table:style-name="ce24">
            <text:p><text:s text:c="3"/>0.00<text:s/></text:p>
          </table:table-cell>
          <table:table-cell office:value-type="float" office:value="3.5028042827300473E-2" table:style-name="ce24">
            <text:p><text:s text:c="3"/>0.04<text:s/></text:p>
          </table:table-cell>
          <table:table-cell office:value-type="float" office:value="-66" table:style-name="ce25">
            <text:p><text:s/>－66<text:s/></text:p>
          </table:table-cell>
          <table:table-cell office:value-type="float" office:value="-2.3751857863124521E-2" table:style-name="ce24">
            <text:p><text:s/>－0.02<text:s/></text:p>
          </table:table-cell>
          <table:table-cell office:value-type="float" office:value="-0.28999999999999998" table:style-name="ce24">
            <text:p><text:s/>－0.29<text:s/></text:p>
          </table:table-cell>
          <table:table-cell office:value-type="float" office:value="1502" table:style-name="ce25">
            <text:p><text:s text:c="3"/>1,502<text:s/></text:p>
          </table:table-cell>
          <table:table-cell office:value-type="float" office:value="0.54053470470322773" table:style-name="ce24">
            <text:p><text:s text:c="3"/>0.54<text:s/></text:p>
          </table:table-cell>
          <table:table-cell office:value-type="float" office:value="6.58" table:style-name="ce24">
            <text:p><text:s text:c="3"/>6.58<text:s/></text:p>
          </table:table-cell>
          <table:table-cell office:value-type="float" office:value="1568" table:style-name="ce25">
            <text:p><text:s text:c="3"/>1,568<text:s/></text:p>
          </table:table-cell>
          <table:table-cell office:value-type="float" office:value="0.56428656256635223" table:style-name="ce24">
            <text:p><text:s text:c="3"/>0.56<text:s/></text:p>
          </table:table-cell>
          <table:table-cell office:value-type="float" office:value="6.87" table:style-name="ce24">
            <text:p><text:s text:c="3"/>6.87<text:s/></text:p>
          </table:table-cell>
          <table:table-cell office:value-type="float" office:value="1146" table:style-name="ce25">
            <text:p><text:s text:c="3"/>1,146<text:s/></text:p>
          </table:table-cell>
          <table:table-cell office:value-type="float" office:value="0.41241862289607123" table:style-name="ce24">
            <text:p><text:s text:c="3"/>0.41<text:s/></text:p>
          </table:table-cell>
          <table:table-cell office:value-type="float" office:value="5.0199999999999996" table:style-name="ce24">
            <text:p><text:s text:c="3"/>5.02<text:s/></text:p>
          </table:table-cell>
          <table:table-cell office:value-type="float" office:value="469" table:style-name="ce25">
            <text:p><text:s text:c="3"/>469<text:s/></text:p>
          </table:table-cell>
          <table:table-cell office:value-type="float" office:value="0.16878214148190002" table:style-name="ce24">
            <text:p><text:s text:c="3"/>0.17<text:s/></text:p>
          </table:table-cell>
          <table:table-cell office:value-type="float" office:value="2.0499999999999998" table:style-name="ce23">
            <text:p><text:s text:c="3"/>2.05<text:s/></text:p>
          </table:table-cell>
          <table:table-cell table:number-columns-repeated="16365"/>
        </table:table-row>
        <table:table-row table:style-name="ro8">
          <table:table-cell office:value-type="string" table:style-name="ce27">
            <text:p>臺灣省</text:p>
          </table:table-cell>
          <table:table-cell office:value-type="float" office:value="-2318" table:style-name="ce26">
            <text:p><text:s/>－2,318<text:s/></text:p>
          </table:table-cell>
          <table:table-cell office:value-type="float" office:value="-0.32511786574567708" table:style-name="ce24">
            <text:p><text:s/>－0.33<text:s/></text:p>
          </table:table-cell>
          <table:table-cell office:value-type="float" office:value="-3.9556006999057378" table:style-name="ce24">
            <text:p><text:s/>－3.96<text:s/></text:p>
          </table:table-cell>
          <table:table-cell office:value-type="float" office:value="-994" table:style-name="ce25">
            <text:p><text:s/>－994<text:s/></text:p>
          </table:table-cell>
          <table:table-cell office:value-type="float" office:value="-0.13943904262331691" table:style-name="ce24">
            <text:p><text:s/>－0.14<text:s/></text:p>
          </table:table-cell>
          <table:table-cell office:value-type="float" office:value="-1.7" table:style-name="ce24">
            <text:p><text:s/>－1.70<text:s/></text:p>
          </table:table-cell>
          <table:table-cell office:value-type="float" office:value="3921" table:style-name="ce25">
            <text:p><text:s text:c="3"/>3,921<text:s/></text:p>
          </table:table-cell>
          <table:table-cell office:value-type="float" office:value="0.5500407305090802" table:style-name="ce24">
            <text:p><text:s text:c="3"/>0.55<text:s/></text:p>
          </table:table-cell>
          <table:table-cell office:value-type="float" office:value="6.69" table:style-name="ce24">
            <text:p><text:s text:c="3"/>6.69<text:s/></text:p>
          </table:table-cell>
          <table:table-cell office:value-type="float" office:value="4915" table:style-name="ce25">
            <text:p><text:s text:c="3"/>4,915<text:s/></text:p>
          </table:table-cell>
          <table:table-cell office:value-type="float" office:value="0.68947977313239706" table:style-name="ce24">
            <text:p><text:s text:c="3"/>0.69<text:s/></text:p>
          </table:table-cell>
          <table:table-cell office:value-type="float" office:value="8.39" table:style-name="ce24">
            <text:p><text:s text:c="3"/>8.39<text:s/></text:p>
          </table:table-cell>
          <table:table-cell office:value-type="float" office:value="2825" table:style-name="ce25">
            <text:p><text:s text:c="3"/>2,825<text:s/></text:p>
          </table:table-cell>
          <table:table-cell office:value-type="float" office:value="0.39629305373326995" table:style-name="ce24">
            <text:p><text:s text:c="3"/>0.40<text:s/></text:p>
          </table:table-cell>
          <table:table-cell office:value-type="float" office:value="4.82" table:style-name="ce24">
            <text:p><text:s text:c="3"/>4.82<text:s/></text:p>
          </table:table-cell>
          <table:table-cell office:value-type="float" office:value="1220" table:style-name="ce25">
            <text:p><text:s text:c="3"/>1,220<text:s/></text:p>
          </table:table-cell>
          <table:table-cell office:value-type="float" office:value="0.17114248692197853" table:style-name="ce24">
            <text:p><text:s text:c="3"/>0.17<text:s/></text:p>
          </table:table-cell>
          <table:table-cell office:value-type="float" office:value="2.08" table:style-name="ce23">
            <text:p><text:s text:c="3"/>2.08<text:s/></text:p>
          </table:table-cell>
          <table:table-cell table:number-columns-repeated="16365"/>
        </table:table-row>
        <table:table-row table:style-name="ro9">
          <table:table-cell office:value-type="string" table:style-name="ce22">
            <text:p>宜蘭縣</text:p>
          </table:table-cell>
          <table:table-cell office:value-type="float" office:value="-112" table:style-name="ce21">
            <text:p><text:s/>－112<text:s/></text:p>
          </table:table-cell>
          <table:table-cell office:value-type="float" office:value="-0.2449666998392406" table:style-name="ce19">
            <text:p><text:s/>－0.24<text:s/></text:p>
          </table:table-cell>
          <table:table-cell office:value-type="float" office:value="-2.9804281813774272" table:style-name="ce19">
            <text:p><text:s/>－2.98<text:s/></text:p>
          </table:table-cell>
          <table:table-cell office:value-type="float" office:value="-85" table:style-name="ce20">
            <text:p><text:s/>－85<text:s/></text:p>
          </table:table-cell>
          <table:table-cell office:value-type="float" office:value="-0.18593500149841735" table:style-name="ce19">
            <text:p><text:s/>－0.19<text:s/></text:p>
          </table:table-cell>
          <table:table-cell office:value-type="float" office:value="-2.2599999999999998" table:style-name="ce19">
            <text:p><text:s/>－2.26<text:s/></text:p>
          </table:table-cell>
          <table:table-cell office:value-type="float" office:value="232" table:style-name="ce20">
            <text:p><text:s text:c="3"/>232<text:s/></text:p>
          </table:table-cell>
          <table:table-cell office:value-type="float" office:value="0.50749318056038617" table:style-name="ce19">
            <text:p><text:s text:c="3"/>0.51<text:s/></text:p>
          </table:table-cell>
          <table:table-cell office:value-type="float" office:value="6.17" table:style-name="ce19">
            <text:p><text:s text:c="3"/>6.17<text:s/></text:p>
          </table:table-cell>
          <table:table-cell office:value-type="float" office:value="317" table:style-name="ce20">
            <text:p><text:s text:c="3"/>317<text:s/></text:p>
          </table:table-cell>
          <table:table-cell office:value-type="float" office:value="0.69342818205880363" table:style-name="ce19">
            <text:p><text:s text:c="3"/>0.69<text:s/></text:p>
          </table:table-cell>
          <table:table-cell office:value-type="float" office:value="8.44" table:style-name="ce19">
            <text:p><text:s text:c="3"/>8.44<text:s/></text:p>
          </table:table-cell>
          <table:table-cell office:value-type="float" office:value="202" table:style-name="ce20">
            <text:p><text:s text:c="3"/>202<text:s/></text:p>
          </table:table-cell>
          <table:table-cell office:value-type="float" office:value="0.44186906238447421" table:style-name="ce19">
            <text:p><text:s text:c="3"/>0.44<text:s/></text:p>
          </table:table-cell>
          <table:table-cell office:value-type="float" office:value="5.38" table:style-name="ce19">
            <text:p><text:s text:c="3"/>5.38<text:s/></text:p>
          </table:table-cell>
          <table:table-cell office:value-type="float" office:value="81" table:style-name="ce20">
            <text:p><text:s text:c="3"/>81<text:s/></text:p>
          </table:table-cell>
          <table:table-cell office:value-type="float" office:value="0.17718511907496243" table:style-name="ce19">
            <text:p><text:s text:c="3"/>0.18<text:s/></text:p>
          </table:table-cell>
          <table:table-cell office:value-type="float" office:value="2.16" table:style-name="ce18">
            <text:p><text:s text:c="3"/>2.16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新竹縣</text:p>
          </table:table-cell>
          <table:table-cell office:value-type="float" office:value="242" table:style-name="ce21">
            <text:p><text:s text:c="3"/>242<text:s/></text:p>
          </table:table-cell>
          <table:table-cell office:value-type="float" office:value="0.44126925082692398" table:style-name="ce19">
            <text:p><text:s text:c="3"/>0.44<text:s/></text:p>
          </table:table-cell>
          <table:table-cell office:value-type="float" office:value="5.3687758850609084" table:style-name="ce19">
            <text:p><text:s text:c="3"/>5.37<text:s/></text:p>
          </table:table-cell>
          <table:table-cell office:value-type="float" office:value="48" table:style-name="ce20">
            <text:p><text:s text:c="3"/>48<text:s/></text:p>
          </table:table-cell>
          <table:table-cell office:value-type="float" office:value="8.7505172831831471E-2" table:style-name="ce19">
            <text:p><text:s text:c="3"/>0.09<text:s/></text:p>
          </table:table-cell>
          <table:table-cell office:value-type="float" office:value="1.06" table:style-name="ce19">
            <text:p><text:s text:c="3"/>1.06<text:s/></text:p>
          </table:table-cell>
          <table:table-cell office:value-type="float" office:value="350" table:style-name="ce20">
            <text:p><text:s text:c="3"/>350<text:s/></text:p>
          </table:table-cell>
          <table:table-cell office:value-type="float" office:value="0.63805855189877114" table:style-name="ce19">
            <text:p><text:s text:c="3"/>0.64<text:s/></text:p>
          </table:table-cell>
          <table:table-cell office:value-type="float" office:value="7.76" table:style-name="ce19">
            <text:p><text:s text:c="3"/>7.76<text:s/></text:p>
          </table:table-cell>
          <table:table-cell office:value-type="float" office:value="302" table:style-name="ce20">
            <text:p><text:s text:c="3"/>302<text:s/></text:p>
          </table:table-cell>
          <table:table-cell office:value-type="float" office:value="0.55055337906693969" table:style-name="ce19">
            <text:p><text:s text:c="3"/>0.55<text:s/></text:p>
          </table:table-cell>
          <table:table-cell office:value-type="float" office:value="6.7" table:style-name="ce19">
            <text:p><text:s text:c="3"/>6.70<text:s/></text:p>
          </table:table-cell>
          <table:table-cell office:value-type="float" office:value="221" table:style-name="ce20">
            <text:p><text:s text:c="3"/>221<text:s/></text:p>
          </table:table-cell>
          <table:table-cell office:value-type="float" office:value="0.402888399913224" table:style-name="ce19">
            <text:p><text:s text:c="3"/>0.40<text:s/></text:p>
          </table:table-cell>
          <table:table-cell office:value-type="float" office:value="4.9000000000000004" table:style-name="ce19">
            <text:p><text:s text:c="3"/>4.90<text:s/></text:p>
          </table:table-cell>
          <table:table-cell office:value-type="float" office:value="99" table:style-name="ce20">
            <text:p><text:s text:c="3"/>99<text:s/></text:p>
          </table:table-cell>
          <table:table-cell office:value-type="float" office:value="0.18047941896565239" table:style-name="ce19">
            <text:p><text:s text:c="3"/>0.18<text:s/></text:p>
          </table:table-cell>
          <table:table-cell office:value-type="float" office:value="2.2000000000000002" table:style-name="ce18">
            <text:p><text:s text:c="3"/>2.20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苗栗縣</text:p>
          </table:table-cell>
          <table:table-cell office:value-type="float" office:value="-516" table:style-name="ce21">
            <text:p><text:s/>－516<text:s/></text:p>
          </table:table-cell>
          <table:table-cell office:value-type="float" office:value="-0.92516060321905691" table:style-name="ce19">
            <text:p><text:s/>－0.93<text:s/></text:p>
          </table:table-cell>
          <table:table-cell office:value-type="float" office:value="-11.256120672498527" table:style-name="ce19">
            <text:p><text:s/>－11.26<text:s/></text:p>
          </table:table-cell>
          <table:table-cell office:value-type="float" office:value="-148" table:style-name="ce20">
            <text:p><text:s/>－148<text:s/></text:p>
          </table:table-cell>
          <table:table-cell office:value-type="float" office:value="-0.26547894734009825" table:style-name="ce19">
            <text:p><text:s/>－0.27<text:s/></text:p>
          </table:table-cell>
          <table:table-cell office:value-type="float" office:value="-3.23" table:style-name="ce19">
            <text:p><text:s/>－3.23<text:s/></text:p>
          </table:table-cell>
          <table:table-cell office:value-type="float" office:value="252" table:style-name="ce20">
            <text:p><text:s text:c="3"/>252<text:s/></text:p>
          </table:table-cell>
          <table:table-cell office:value-type="float" office:value="0.4520317211466538" table:style-name="ce19">
            <text:p><text:s text:c="3"/>0.45<text:s/></text:p>
          </table:table-cell>
          <table:table-cell office:value-type="float" office:value="5.5" table:style-name="ce19">
            <text:p><text:s text:c="3"/>5.50<text:s/></text:p>
          </table:table-cell>
          <table:table-cell office:value-type="float" office:value="400" table:style-name="ce20">
            <text:p><text:s text:c="3"/>400<text:s/></text:p>
          </table:table-cell>
          <table:table-cell office:value-type="float" office:value="0.71751066848675205" table:style-name="ce19">
            <text:p><text:s text:c="3"/>0.72<text:s/></text:p>
          </table:table-cell>
          <table:table-cell office:value-type="float" office:value="8.73" table:style-name="ce19">
            <text:p><text:s text:c="3"/>8.73<text:s/></text:p>
          </table:table-cell>
          <table:table-cell office:value-type="float" office:value="228" table:style-name="ce20">
            <text:p><text:s text:c="3"/>228<text:s/></text:p>
          </table:table-cell>
          <table:table-cell office:value-type="float" office:value="0.40898108103744868" table:style-name="ce19">
            <text:p><text:s text:c="3"/>0.41<text:s/></text:p>
          </table:table-cell>
          <table:table-cell office:value-type="float" office:value="4.9800000000000004" table:style-name="ce19">
            <text:p><text:s text:c="3"/>4.98<text:s/></text:p>
          </table:table-cell>
          <table:table-cell office:value-type="float" office:value="92" table:style-name="ce20">
            <text:p><text:s text:c="3"/>92<text:s/></text:p>
          </table:table-cell>
          <table:table-cell office:value-type="float" office:value="0.16502745375195296" table:style-name="ce19">
            <text:p><text:s text:c="3"/>0.17<text:s/></text:p>
          </table:table-cell>
          <table:table-cell office:value-type="float" office:value="2.0099999999999998" table:style-name="ce18">
            <text:p><text:s text:c="3"/>2.01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彰化縣</text:p>
          </table:table-cell>
          <table:table-cell office:value-type="float" office:value="-435" table:style-name="ce21">
            <text:p><text:s/>－435<text:s/></text:p>
          </table:table-cell>
          <table:table-cell office:value-type="float" office:value="-0.33828841614918909" table:style-name="ce19">
            <text:p><text:s/>－0.34<text:s/></text:p>
          </table:table-cell>
          <table:table-cell office:value-type="float" office:value="-4.1158423964818001" table:style-name="ce19">
            <text:p><text:s/>－4.12<text:s/></text:p>
          </table:table-cell>
          <table:table-cell office:value-type="float" office:value="138" table:style-name="ce20">
            <text:p><text:s text:c="3"/>138<text:s/></text:p>
          </table:table-cell>
          <table:table-cell office:value-type="float" office:value="0.10733723921620481" table:style-name="ce19">
            <text:p><text:s text:c="3"/>0.11<text:s/></text:p>
          </table:table-cell>
          <table:table-cell office:value-type="float" office:value="1.31" table:style-name="ce19">
            <text:p><text:s text:c="3"/>1.31<text:s/></text:p>
          </table:table-cell>
          <table:table-cell office:value-type="float" office:value="971" table:style-name="ce20">
            <text:p><text:s text:c="3"/>971<text:s/></text:p>
          </table:table-cell>
          <table:table-cell office:value-type="float" office:value="0.75524970491981791" table:style-name="ce19">
            <text:p><text:s text:c="3"/>0.76<text:s/></text:p>
          </table:table-cell>
          <table:table-cell office:value-type="float" office:value="9.19" table:style-name="ce19">
            <text:p><text:s text:c="3"/>9.19<text:s/></text:p>
          </table:table-cell>
          <table:table-cell office:value-type="float" office:value="833" table:style-name="ce20">
            <text:p><text:s text:c="3"/>833<text:s/></text:p>
          </table:table-cell>
          <table:table-cell office:value-type="float" office:value="0.64791246570361305" table:style-name="ce19">
            <text:p><text:s text:c="3"/>0.65<text:s/></text:p>
          </table:table-cell>
          <table:table-cell office:value-type="float" office:value="7.88" table:style-name="ce19">
            <text:p><text:s text:c="3"/>7.88<text:s/></text:p>
          </table:table-cell>
          <table:table-cell office:value-type="float" office:value="553" table:style-name="ce20">
            <text:p><text:s text:c="3"/>553<text:s/></text:p>
          </table:table-cell>
          <table:table-cell office:value-type="float" office:value="0.43012676294609609" table:style-name="ce19">
            <text:p><text:s text:c="3"/>0.43<text:s/></text:p>
          </table:table-cell>
          <table:table-cell office:value-type="float" office:value="5.23" table:style-name="ce19">
            <text:p><text:s text:c="3"/>5.23<text:s/></text:p>
          </table:table-cell>
          <table:table-cell office:value-type="float" office:value="155" table:style-name="ce20">
            <text:p><text:s text:c="3"/>155<text:s/></text:p>
          </table:table-cell>
          <table:table-cell office:value-type="float" office:value="0.12055994259791121" table:style-name="ce19">
            <text:p><text:s text:c="3"/>0.12<text:s/></text:p>
          </table:table-cell>
          <table:table-cell office:value-type="float" office:value="1.47" table:style-name="ce18">
            <text:p><text:s text:c="3"/>1.47<text:s/></text:p>
          </table:table-cell>
          <table:table-cell table:number-columns-repeated="16365"/>
        </table:table-row>
        <table:table-row table:style-name="ro7">
          <table:table-cell office:value-type="string" table:style-name="ce22">
            <text:p>南投縣</text:p>
          </table:table-cell>
          <table:table-cell office:value-type="float" office:value="-236" table:style-name="ce21">
            <text:p><text:s/>－236<text:s/></text:p>
          </table:table-cell>
          <table:table-cell office:value-type="float" office:value="-0.46816293657185709" table:style-name="ce19">
            <text:p><text:s/>－0.47<text:s/></text:p>
          </table:table-cell>
          <table:table-cell office:value-type="float" office:value="-5.6959823949575936" table:style-name="ce19">
            <text:p><text:s/>－5.70<text:s/></text:p>
          </table:table-cell>
          <table:table-cell office:value-type="float" office:value="-80" table:style-name="ce20">
            <text:p><text:s/>－80<text:s/></text:p>
          </table:table-cell>
          <table:table-cell office:value-type="float" office:value="-0.15873645779594428" table:style-name="ce19">
            <text:p><text:s/>－0.16<text:s/></text:p>
          </table:table-cell>
          <table:table-cell office:value-type="float" office:value="-1.93" table:style-name="ce19">
            <text:p><text:s/>－1.93<text:s/></text:p>
          </table:table-cell>
          <table:table-cell office:value-type="float" office:value="257" table:style-name="ce20">
            <text:p><text:s text:c="3"/>257<text:s/></text:p>
          </table:table-cell>
          <table:table-cell office:value-type="float" office:value="0.50994087066947102" table:style-name="ce19">
            <text:p><text:s text:c="3"/>0.51<text:s/></text:p>
          </table:table-cell>
          <table:table-cell office:value-type="float" office:value="6.2" table:style-name="ce19">
            <text:p><text:s text:c="3"/>6.20<text:s/></text:p>
          </table:table-cell>
          <table:table-cell office:value-type="float" office:value="337" table:style-name="ce20">
            <text:p><text:s text:c="3"/>337<text:s/></text:p>
          </table:table-cell>
          <table:table-cell office:value-type="float" office:value="0.66867732846541528" table:style-name="ce19">
            <text:p><text:s text:c="3"/>0.67<text:s/></text:p>
          </table:table-cell>
          <table:table-cell office:value-type="float" office:value="8.14" table:style-name="ce19">
            <text:p><text:s text:c="3"/>8.14<text:s/></text:p>
          </table:table-cell>
          <table:table-cell office:value-type="float" office:value="193" table:style-name="ce20">
            <text:p><text:s text:c="3"/>193<text:s/></text:p>
          </table:table-cell>
          <table:table-cell office:value-type="float" office:value="0.38295170443271559" table:style-name="ce19">
            <text:p><text:s text:c="3"/>0.38<text:s/></text:p>
          </table:table-cell>
          <table:table-cell office:value-type="float" office:value="4.66" table:style-name="ce19">
            <text:p><text:s text:c="3"/>4.66<text:s/></text:p>
          </table:table-cell>
          <table:table-cell office:value-type="float" office:value="102" table:style-name="ce20">
            <text:p><text:s text:c="3"/>102<text:s/></text:p>
          </table:table-cell>
          <table:table-cell office:value-type="float" office:value="0.20238898368982897" table:style-name="ce19">
            <text:p><text:s text:c="3"/>0.20<text:s/></text:p>
          </table:table-cell>
          <table:table-cell office:value-type="float" office:value="2.46" table:style-name="ce18">
            <text:p><text:s text:c="3"/>2.46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雲林縣</text:p>
          </table:table-cell>
          <table:table-cell office:value-type="float" office:value="-316" table:style-name="ce21">
            <text:p><text:s/>－316<text:s/></text:p>
          </table:table-cell>
          <table:table-cell office:value-type="float" office:value="-0.45564327169171981" table:style-name="ce19">
            <text:p><text:s/>－0.46<text:s/></text:p>
          </table:table-cell>
          <table:table-cell office:value-type="float" office:value="-5.5436598055825916" table:style-name="ce19">
            <text:p><text:s/>－5.54<text:s/></text:p>
          </table:table-cell>
          <table:table-cell office:value-type="float" office:value="-185" table:style-name="ce20">
            <text:p><text:s/>－185<text:s/></text:p>
          </table:table-cell>
          <table:table-cell office:value-type="float" office:value="-0.26681396720640005" table:style-name="ce19">
            <text:p><text:s/>－0.27<text:s/></text:p>
          </table:table-cell>
          <table:table-cell office:value-type="float" office:value="-3.25" table:style-name="ce19">
            <text:p><text:s/>－3.25<text:s/></text:p>
          </table:table-cell>
          <table:table-cell office:value-type="float" office:value="355" table:style-name="ce20">
            <text:p><text:s text:c="3"/>355<text:s/></text:p>
          </table:table-cell>
          <table:table-cell office:value-type="float" office:value="0.5119943695041731" table:style-name="ce19">
            <text:p><text:s text:c="3"/>0.51<text:s/></text:p>
          </table:table-cell>
          <table:table-cell office:value-type="float" office:value="6.23" table:style-name="ce19">
            <text:p><text:s text:c="3"/>6.23<text:s/></text:p>
          </table:table-cell>
          <table:table-cell office:value-type="float" office:value="540" table:style-name="ce20">
            <text:p><text:s text:c="3"/>540<text:s/></text:p>
          </table:table-cell>
          <table:table-cell office:value-type="float" office:value="0.77880833671057315" table:style-name="ce19">
            <text:p><text:s text:c="3"/>0.78<text:s/></text:p>
          </table:table-cell>
          <table:table-cell office:value-type="float" office:value="9.48" table:style-name="ce19">
            <text:p><text:s text:c="3"/>9.48<text:s/></text:p>
          </table:table-cell>
          <table:table-cell office:value-type="float" office:value="239" table:style-name="ce20">
            <text:p><text:s text:c="3"/>239<text:s/></text:p>
          </table:table-cell>
          <table:table-cell office:value-type="float" office:value="0.34469480087745741" table:style-name="ce19">
            <text:p><text:s text:c="3"/>0.34<text:s/></text:p>
          </table:table-cell>
          <table:table-cell office:value-type="float" office:value="4.1900000000000004" table:style-name="ce19">
            <text:p><text:s text:c="3"/>4.19<text:s/></text:p>
          </table:table-cell>
          <table:table-cell office:value-type="float" office:value="105" table:style-name="ce20">
            <text:p><text:s text:c="3"/>105<text:s/></text:p>
          </table:table-cell>
          <table:table-cell office:value-type="float" office:value="0.15143495436038923" table:style-name="ce19">
            <text:p><text:s text:c="3"/>0.15<text:s/></text:p>
          </table:table-cell>
          <table:table-cell office:value-type="float" office:value="1.84" table:style-name="ce18">
            <text:p><text:s text:c="3"/>1.84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嘉義縣</text:p>
          </table:table-cell>
          <table:table-cell office:value-type="float" office:value="-362" table:style-name="ce21">
            <text:p><text:s/>－362<text:s/></text:p>
          </table:table-cell>
          <table:table-cell office:value-type="float" office:value="-0.70409659738511743" table:style-name="ce19">
            <text:p><text:s/>－0.70<text:s/></text:p>
          </table:table-cell>
          <table:table-cell office:value-type="float" office:value="-8.5665086015189296" table:style-name="ce19">
            <text:p><text:s/>－8.57<text:s/></text:p>
          </table:table-cell>
          <table:table-cell office:value-type="float" office:value="-177" table:style-name="ce20">
            <text:p><text:s/>－177<text:s/></text:p>
          </table:table-cell>
          <table:table-cell office:value-type="float" office:value="-0.34438946751940352" table:style-name="ce19">
            <text:p><text:s/>－0.34<text:s/></text:p>
          </table:table-cell>
          <table:table-cell office:value-type="float" office:value="-4.1900000000000004" table:style-name="ce19">
            <text:p><text:s/>－4.19<text:s/></text:p>
          </table:table-cell>
          <table:table-cell office:value-type="float" office:value="210" table:style-name="ce20">
            <text:p><text:s text:c="3"/>210<text:s/></text:p>
          </table:table-cell>
          <table:table-cell office:value-type="float" office:value="0.40859767332810587" table:style-name="ce19">
            <text:p><text:s text:c="3"/>0.41<text:s/></text:p>
          </table:table-cell>
          <table:table-cell office:value-type="float" office:value="4.97" table:style-name="ce19">
            <text:p><text:s text:c="3"/>4.97<text:s/></text:p>
          </table:table-cell>
          <table:table-cell office:value-type="float" office:value="387" table:style-name="ce20">
            <text:p><text:s text:c="3"/>387<text:s/></text:p>
          </table:table-cell>
          <table:table-cell office:value-type="float" office:value="0.7529871408475094" table:style-name="ce19">
            <text:p><text:s text:c="3"/>0.75<text:s/></text:p>
          </table:table-cell>
          <table:table-cell office:value-type="float" office:value="9.16" table:style-name="ce19">
            <text:p><text:s text:c="3"/>9.16<text:s/></text:p>
          </table:table-cell>
          <table:table-cell office:value-type="float" office:value="168" table:style-name="ce20">
            <text:p><text:s text:c="3"/>168<text:s/></text:p>
          </table:table-cell>
          <table:table-cell office:value-type="float" office:value="0.32687813866248472" table:style-name="ce19">
            <text:p><text:s text:c="3"/>0.33<text:s/></text:p>
          </table:table-cell>
          <table:table-cell office:value-type="float" office:value="3.98" table:style-name="ce19">
            <text:p><text:s text:c="3"/>3.98<text:s/></text:p>
          </table:table-cell>
          <table:table-cell office:value-type="float" office:value="87" table:style-name="ce20">
            <text:p><text:s text:c="3"/>87<text:s/></text:p>
          </table:table-cell>
          <table:table-cell office:value-type="float" office:value="0.16927617895021529" table:style-name="ce19">
            <text:p><text:s text:c="3"/>0.17<text:s/></text:p>
          </table:table-cell>
          <table:table-cell office:value-type="float" office:value="2.06" table:style-name="ce18">
            <text:p><text:s text:c="3"/>2.06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屏東縣</text:p>
          </table:table-cell>
          <table:table-cell office:value-type="float" office:value="-589" table:style-name="ce21">
            <text:p><text:s/>－589<text:s/></text:p>
          </table:table-cell>
          <table:table-cell office:value-type="float" office:value="-0.706073309350017" table:style-name="ce19">
            <text:p><text:s/>－0.71<text:s/></text:p>
          </table:table-cell>
          <table:table-cell office:value-type="float" office:value="-8.5905585970918725" table:style-name="ce19">
            <text:p><text:s/>－8.59<text:s/></text:p>
          </table:table-cell>
          <table:table-cell office:value-type="float" office:value="-336" table:style-name="ce20">
            <text:p><text:s/>－336<text:s/></text:p>
          </table:table-cell>
          <table:table-cell office:value-type="float" office:value="-0.4029277014593538" table:style-name="ce19">
            <text:p><text:s/>－0.40<text:s/></text:p>
          </table:table-cell>
          <table:table-cell office:value-type="float" office:value="-4.9000000000000004" table:style-name="ce19">
            <text:p><text:s/>－4.90<text:s/></text:p>
          </table:table-cell>
          <table:table-cell office:value-type="float" office:value="353" table:style-name="ce20">
            <text:p><text:s text:c="3"/>353<text:s/></text:p>
          </table:table-cell>
          <table:table-cell office:value-type="float" office:value="0.42331392444985683" table:style-name="ce19">
            <text:p><text:s text:c="3"/>0.42<text:s/></text:p>
          </table:table-cell>
          <table:table-cell office:value-type="float" office:value="5.15" table:style-name="ce19">
            <text:p><text:s text:c="3"/>5.15<text:s/></text:p>
          </table:table-cell>
          <table:table-cell office:value-type="float" office:value="689" table:style-name="ce20">
            <text:p><text:s text:c="3"/>689<text:s/></text:p>
          </table:table-cell>
          <table:table-cell office:value-type="float" office:value="0.82624162590921058" table:style-name="ce19">
            <text:p><text:s text:c="3"/>0.83<text:s/></text:p>
          </table:table-cell>
          <table:table-cell office:value-type="float" office:value="10.050000000000001" table:style-name="ce19">
            <text:p><text:s text:c="3"/>10.05<text:s/></text:p>
          </table:table-cell>
          <table:table-cell office:value-type="float" office:value="314" table:style-name="ce20">
            <text:p><text:s text:c="3"/>314<text:s/></text:p>
          </table:table-cell>
          <table:table-cell office:value-type="float" office:value="0.37654553053046752" table:style-name="ce19">
            <text:p><text:s text:c="3"/>0.38<text:s/></text:p>
          </table:table-cell>
          <table:table-cell office:value-type="float" office:value="4.58" table:style-name="ce19">
            <text:p><text:s text:c="3"/>4.58<text:s/></text:p>
          </table:table-cell>
          <table:table-cell office:value-type="float" office:value="142" table:style-name="ce20">
            <text:p><text:s text:c="3"/>142<text:s/></text:p>
          </table:table-cell>
          <table:table-cell office:value-type="float" office:value="0.17028492145008403" table:style-name="ce19">
            <text:p><text:s text:c="3"/>0.17<text:s/></text:p>
          </table:table-cell>
          <table:table-cell office:value-type="float" office:value="2.0699999999999998" table:style-name="ce18">
            <text:p><text:s text:c="3"/>2.07<text:s/></text:p>
          </table:table-cell>
          <table:table-cell table:number-columns-repeated="16365"/>
        </table:table-row>
        <table:table-row table:style-name="ro7">
          <table:table-cell office:value-type="string" table:style-name="ce22">
            <text:p>臺東縣</text:p>
          </table:table-cell>
          <table:table-cell office:value-type="float" office:value="-221" table:style-name="ce21">
            <text:p><text:s/>－221<text:s/></text:p>
          </table:table-cell>
          <table:table-cell office:value-type="float" office:value="-1.0024266890436124" table:style-name="ce19">
            <text:p><text:s/>－1.00<text:s/></text:p>
          </table:table-cell>
          <table:table-cell office:value-type="float" office:value="-12.196191383363951" table:style-name="ce19">
            <text:p><text:s/>－12.20<text:s/></text:p>
          </table:table-cell>
          <table:table-cell office:value-type="float" office:value="-94" table:style-name="ce20">
            <text:p><text:s/>－94<text:s/></text:p>
          </table:table-cell>
          <table:table-cell office:value-type="float" office:value="-0.42658534316294877" table:style-name="ce19">
            <text:p><text:s/>－0.43<text:s/></text:p>
          </table:table-cell>
          <table:table-cell office:value-type="float" office:value="-5.19" table:style-name="ce19">
            <text:p><text:s/>－5.19<text:s/></text:p>
          </table:table-cell>
          <table:table-cell office:value-type="float" office:value="110" table:style-name="ce20">
            <text:p><text:s text:c="3"/>110<text:s/></text:p>
          </table:table-cell>
          <table:table-cell office:value-type="float" office:value="0.49919561433962095" table:style-name="ce19">
            <text:p><text:s text:c="3"/>0.50<text:s/></text:p>
          </table:table-cell>
          <table:table-cell office:value-type="float" office:value="6.07" table:style-name="ce19">
            <text:p><text:s text:c="3"/>6.07<text:s/></text:p>
          </table:table-cell>
          <table:table-cell office:value-type="float" office:value="204" table:style-name="ce20">
            <text:p><text:s text:c="3"/>204<text:s/></text:p>
          </table:table-cell>
          <table:table-cell office:value-type="float" office:value="0.92578095750256972" table:style-name="ce19">
            <text:p><text:s text:c="3"/>0.93<text:s/></text:p>
          </table:table-cell>
          <table:table-cell office:value-type="float" office:value="11.26" table:style-name="ce19">
            <text:p><text:s text:c="3"/>11.26<text:s/></text:p>
          </table:table-cell>
          <table:table-cell office:value-type="float" office:value="75" table:style-name="ce20">
            <text:p><text:s text:c="3"/>75<text:s/></text:p>
          </table:table-cell>
          <table:table-cell office:value-type="float" office:value="0.34036064614065065" table:style-name="ce19">
            <text:p><text:s text:c="3"/>0.34<text:s/></text:p>
          </table:table-cell>
          <table:table-cell office:value-type="float" office:value="4.1399999999999997" table:style-name="ce19">
            <text:p><text:s text:c="3"/>4.14<text:s/></text:p>
          </table:table-cell>
          <table:table-cell office:value-type="float" office:value="47" table:style-name="ce20">
            <text:p><text:s text:c="3"/>47<text:s/></text:p>
          </table:table-cell>
          <table:table-cell office:value-type="float" office:value="0.21329267158147439" table:style-name="ce19">
            <text:p><text:s text:c="3"/>0.21<text:s/></text:p>
          </table:table-cell>
          <table:table-cell office:value-type="float" office:value="2.6" table:style-name="ce18">
            <text:p><text:s text:c="3"/>2.60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花蓮縣</text:p>
          </table:table-cell>
          <table:table-cell office:value-type="float" office:value="-141" table:style-name="ce21">
            <text:p><text:s/>－141<text:s/></text:p>
          </table:table-cell>
          <table:table-cell office:value-type="float" office:value="-0.42664697837111631" table:style-name="ce19">
            <text:p><text:s/>－0.43<text:s/></text:p>
          </table:table-cell>
          <table:table-cell office:value-type="float" office:value="-5.1908715701819155" table:style-name="ce19">
            <text:p><text:s/>－5.19<text:s/></text:p>
          </table:table-cell>
          <table:table-cell office:value-type="float" office:value="-103" table:style-name="ce20">
            <text:p><text:s/>－103<text:s/></text:p>
          </table:table-cell>
          <table:table-cell office:value-type="float" office:value="-0.3117306042277328" table:style-name="ce19">
            <text:p><text:s/>－0.31<text:s/></text:p>
          </table:table-cell>
          <table:table-cell office:value-type="float" office:value="-3.79" table:style-name="ce19">
            <text:p><text:s/>－3.79<text:s/></text:p>
          </table:table-cell>
          <table:table-cell office:value-type="float" office:value="157" table:style-name="ce20">
            <text:p><text:s text:c="3"/>157<text:s/></text:p>
          </table:table-cell>
          <table:table-cell office:value-type="float" office:value="0.47516218314324327" table:style-name="ce19">
            <text:p><text:s text:c="3"/>0.48<text:s/></text:p>
          </table:table-cell>
          <table:table-cell office:value-type="float" office:value="5.78" table:style-name="ce19">
            <text:p><text:s text:c="3"/>5.78<text:s/></text:p>
          </table:table-cell>
          <table:table-cell office:value-type="float" office:value="260" table:style-name="ce20">
            <text:p><text:s text:c="3"/>260<text:s/></text:p>
          </table:table-cell>
          <table:table-cell office:value-type="float" office:value="0.78689278737097612" table:style-name="ce19">
            <text:p><text:s text:c="3"/>0.79<text:s/></text:p>
          </table:table-cell>
          <table:table-cell office:value-type="float" office:value="9.57" table:style-name="ce19">
            <text:p><text:s text:c="3"/>9.57<text:s/></text:p>
          </table:table-cell>
          <table:table-cell office:value-type="float" office:value="147" table:style-name="ce20">
            <text:p><text:s text:c="3"/>147<text:s/></text:p>
          </table:table-cell>
          <table:table-cell office:value-type="float" office:value="0.44489707593666727" table:style-name="ce19">
            <text:p><text:s text:c="3"/>0.44<text:s/></text:p>
          </table:table-cell>
          <table:table-cell office:value-type="float" office:value="5.41" table:style-name="ce19">
            <text:p><text:s text:c="3"/>5.41<text:s/></text:p>
          </table:table-cell>
          <table:table-cell office:value-type="float" office:value="77" table:style-name="ce20">
            <text:p><text:s text:c="3"/>77<text:s/></text:p>
          </table:table-cell>
          <table:table-cell office:value-type="float" office:value="0.23304132549063522" table:style-name="ce19">
            <text:p><text:s text:c="3"/>0.23<text:s/></text:p>
          </table:table-cell>
          <table:table-cell office:value-type="float" office:value="2.84" table:style-name="ce18">
            <text:p><text:s text:c="3"/>2.84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澎湖縣</text:p>
          </table:table-cell>
          <table:table-cell office:value-type="float" office:value="42" table:style-name="ce21">
            <text:p><text:s text:c="3"/>42<text:s/></text:p>
          </table:table-cell>
          <table:table-cell office:value-type="float" office:value="0.40641359356705342" table:style-name="ce19">
            <text:p><text:s text:c="3"/>0.41<text:s/></text:p>
          </table:table-cell>
          <table:table-cell office:value-type="float" office:value="4.9446987217324825" table:style-name="ce19">
            <text:p><text:s text:c="3"/>4.94<text:s/></text:p>
          </table:table-cell>
          <table:table-cell office:value-type="float" office:value="6" table:style-name="ce20">
            <text:p><text:s text:c="3"/>6<text:s/></text:p>
          </table:table-cell>
          <table:table-cell office:value-type="float" office:value="5.8047289191594749E-2" table:style-name="ce19">
            <text:p><text:s text:c="3"/>0.06<text:s/></text:p>
          </table:table-cell>
          <table:table-cell office:value-type="float" office:value="0.71" table:style-name="ce19">
            <text:p><text:s text:c="3"/>0.71<text:s/></text:p>
          </table:table-cell>
          <table:table-cell office:value-type="float" office:value="60" table:style-name="ce20">
            <text:p><text:s text:c="3"/>60<text:s/></text:p>
          </table:table-cell>
          <table:table-cell office:value-type="float" office:value="0.58047289191594753" table:style-name="ce19">
            <text:p><text:s text:c="3"/>0.58<text:s/></text:p>
          </table:table-cell>
          <table:table-cell office:value-type="float" office:value="7.06" table:style-name="ce19">
            <text:p><text:s text:c="3"/>7.06<text:s/></text:p>
          </table:table-cell>
          <table:table-cell office:value-type="float" office:value="54" table:style-name="ce20">
            <text:p><text:s text:c="3"/>54<text:s/></text:p>
          </table:table-cell>
          <table:table-cell office:value-type="float" office:value="0.52242560272435279" table:style-name="ce19">
            <text:p><text:s text:c="3"/>0.52<text:s/></text:p>
          </table:table-cell>
          <table:table-cell office:value-type="float" office:value="6.36" table:style-name="ce19">
            <text:p><text:s text:c="3"/>6.36<text:s/></text:p>
          </table:table-cell>
          <table:table-cell office:value-type="float" office:value="43" table:style-name="ce20">
            <text:p><text:s text:c="3"/>43<text:s/></text:p>
          </table:table-cell>
          <table:table-cell office:value-type="float" office:value="0.41600557253976239" table:style-name="ce19">
            <text:p><text:s text:c="3"/>0.42<text:s/></text:p>
          </table:table-cell>
          <table:table-cell office:value-type="float" office:value="5.0599999999999996" table:style-name="ce19">
            <text:p><text:s text:c="3"/>5.06<text:s/></text:p>
          </table:table-cell>
          <table:table-cell office:value-type="float" office:value="19" table:style-name="ce20">
            <text:p><text:s text:c="3"/>19<text:s/></text:p>
          </table:table-cell>
          <table:table-cell office:value-type="float" office:value="0.1838164157733834" table:style-name="ce19">
            <text:p><text:s text:c="3"/>0.18<text:s/></text:p>
          </table:table-cell>
          <table:table-cell office:value-type="float" office:value="2.2400000000000002" table:style-name="ce18">
            <text:p><text:s text:c="3"/>2.24<text:s/></text:p>
          </table:table-cell>
          <table:table-cell table:number-columns-repeated="16365"/>
        </table:table-row>
        <table:table-row table:style-name="ro9">
          <table:table-cell office:value-type="string" table:style-name="ce22">
            <text:p>基隆市</text:p>
          </table:table-cell>
          <table:table-cell office:value-type="float" office:value="113" table:style-name="ce21">
            <text:p><text:s text:c="3"/>113<text:s/></text:p>
          </table:table-cell>
          <table:table-cell office:value-type="float" office:value="0.30378548980705589" table:style-name="ce19">
            <text:p><text:s text:c="3"/>0.30<text:s/></text:p>
          </table:table-cell>
          <table:table-cell office:value-type="float" office:value="3.6960567926525134" table:style-name="ce19">
            <text:p><text:s text:c="3"/>3.70<text:s/></text:p>
          </table:table-cell>
          <table:table-cell office:value-type="float" office:value="-73" table:style-name="ce20">
            <text:p><text:s/>－73<text:s/></text:p>
          </table:table-cell>
          <table:table-cell office:value-type="float" office:value="-0.19622099860360537" table:style-name="ce19">
            <text:p><text:s/>－0.20<text:s/></text:p>
          </table:table-cell>
          <table:table-cell office:value-type="float" office:value="-2.39" table:style-name="ce19">
            <text:p><text:s/>－2.39<text:s/></text:p>
          </table:table-cell>
          <table:table-cell office:value-type="float" office:value="158" table:style-name="ce20">
            <text:p><text:s text:c="3"/>158<text:s/></text:p>
          </table:table-cell>
          <table:table-cell office:value-type="float" office:value="0.42469750382698146" table:style-name="ce19">
            <text:p><text:s text:c="3"/>0.42<text:s/></text:p>
          </table:table-cell>
          <table:table-cell office:value-type="float" office:value="5.17" table:style-name="ce19">
            <text:p><text:s text:c="3"/>5.17<text:s/></text:p>
          </table:table-cell>
          <table:table-cell office:value-type="float" office:value="231" table:style-name="ce20">
            <text:p><text:s text:c="3"/>231<text:s/></text:p>
          </table:table-cell>
          <table:table-cell office:value-type="float" office:value="0.62091850243058688" table:style-name="ce19">
            <text:p><text:s text:c="3"/>0.62<text:s/></text:p>
          </table:table-cell>
          <table:table-cell office:value-type="float" office:value="7.55" table:style-name="ce19">
            <text:p><text:s text:c="3"/>7.55<text:s/></text:p>
          </table:table-cell>
          <table:table-cell office:value-type="float" office:value="158" table:style-name="ce20">
            <text:p><text:s text:c="3"/>158<text:s/></text:p>
          </table:table-cell>
          <table:table-cell office:value-type="float" office:value="0.42469750382698146" table:style-name="ce19">
            <text:p><text:s text:c="3"/>0.42<text:s/></text:p>
          </table:table-cell>
          <table:table-cell office:value-type="float" office:value="5.17" table:style-name="ce19">
            <text:p><text:s text:c="3"/>5.17<text:s/></text:p>
          </table:table-cell>
          <table:table-cell office:value-type="float" office:value="85" table:style-name="ce20">
            <text:p><text:s text:c="3"/>85<text:s/></text:p>
          </table:table-cell>
          <table:table-cell office:value-type="float" office:value="0.22847650522337609" table:style-name="ce19">
            <text:p><text:s text:c="3"/>0.23<text:s/></text:p>
          </table:table-cell>
          <table:table-cell office:value-type="float" office:value="2.78" table:style-name="ce18">
            <text:p><text:s text:c="3"/>2.78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新竹市</text:p>
          </table:table-cell>
          <table:table-cell office:value-type="float" office:value="202" table:style-name="ce21">
            <text:p><text:s text:c="3"/>202<text:s/></text:p>
          </table:table-cell>
          <table:table-cell office:value-type="float" office:value="0.46084841737352905" table:style-name="ce19">
            <text:p><text:s text:c="3"/>0.46<text:s/></text:p>
          </table:table-cell>
          <table:table-cell office:value-type="float" office:value="5.6069890780446032" table:style-name="ce19">
            <text:p><text:s text:c="3"/>5.61<text:s/></text:p>
          </table:table-cell>
          <table:table-cell office:value-type="float" office:value="90" table:style-name="ce20">
            <text:p><text:s text:c="3"/>90<text:s/></text:p>
          </table:table-cell>
          <table:table-cell office:value-type="float" office:value="0.20528120103188016" table:style-name="ce19">
            <text:p><text:s text:c="3"/>0.21<text:s/></text:p>
          </table:table-cell>
          <table:table-cell office:value-type="float" office:value="2.5" table:style-name="ce19">
            <text:p><text:s text:c="3"/>2.50<text:s/></text:p>
          </table:table-cell>
          <table:table-cell office:value-type="float" office:value="310" table:style-name="ce20">
            <text:p><text:s text:c="3"/>310<text:s/></text:p>
          </table:table-cell>
          <table:table-cell office:value-type="float" office:value="0.70707969244314284" table:style-name="ce19">
            <text:p><text:s text:c="3"/>0.71<text:s/></text:p>
          </table:table-cell>
          <table:table-cell office:value-type="float" office:value="8.6" table:style-name="ce19">
            <text:p><text:s text:c="3"/>8.60<text:s/></text:p>
          </table:table-cell>
          <table:table-cell office:value-type="float" office:value="220" table:style-name="ce20">
            <text:p><text:s text:c="3"/>220<text:s/></text:p>
          </table:table-cell>
          <table:table-cell office:value-type="float" office:value="0.50179849141126265" table:style-name="ce19">
            <text:p><text:s text:c="3"/>0.50<text:s/></text:p>
          </table:table-cell>
          <table:table-cell office:value-type="float" office:value="6.11" table:style-name="ce19">
            <text:p><text:s text:c="3"/>6.11<text:s/></text:p>
          </table:table-cell>
          <table:table-cell office:value-type="float" office:value="190" table:style-name="ce20">
            <text:p><text:s text:c="3"/>190<text:s/></text:p>
          </table:table-cell>
          <table:table-cell office:value-type="float" office:value="0.43337142440063592" table:style-name="ce19">
            <text:p><text:s text:c="3"/>0.43<text:s/></text:p>
          </table:table-cell>
          <table:table-cell office:value-type="float" office:value="5.27" table:style-name="ce19">
            <text:p><text:s text:c="3"/>5.27<text:s/></text:p>
          </table:table-cell>
          <table:table-cell office:value-type="float" office:value="69" table:style-name="ce20">
            <text:p><text:s text:c="3"/>69<text:s/></text:p>
          </table:table-cell>
          <table:table-cell office:value-type="float" office:value="0.15738225412444146" table:style-name="ce19">
            <text:p><text:s text:c="3"/>0.16<text:s/></text:p>
          </table:table-cell>
          <table:table-cell office:value-type="float" office:value="1.91" table:style-name="ce18">
            <text:p><text:s text:c="3"/>1.91<text:s/></text:p>
          </table:table-cell>
          <table:table-cell table:number-columns-repeated="16365"/>
        </table:table-row>
        <table:table-row table:style-name="ro10">
          <table:table-cell office:value-type="string" table:style-name="ce22">
            <text:p>嘉義市</text:p>
          </table:table-cell>
          <table:table-cell office:value-type="float" office:value="11" table:style-name="ce21">
            <text:p><text:s text:c="3"/>11<text:s/></text:p>
          </table:table-cell>
          <table:table-cell office:value-type="float" office:value="4.0750098170691043E-2" table:style-name="ce19">
            <text:p><text:s text:c="3"/>0.04<text:s/></text:p>
          </table:table-cell>
          <table:table-cell office:value-type="float" office:value="0.49579286107674103" table:style-name="ce19">
            <text:p><text:s text:c="3"/>0.50<text:s/></text:p>
          </table:table-cell>
          <table:table-cell office:value-type="float" office:value="5" table:style-name="ce20">
            <text:p><text:s text:c="3"/>5<text:s/></text:p>
          </table:table-cell>
          <table:table-cell office:value-type="float" office:value="1.8522394501071519E-2" table:style-name="ce19">
            <text:p><text:s text:c="3"/>0.02<text:s/></text:p>
          </table:table-cell>
          <table:table-cell office:value-type="float" office:value="0.23" table:style-name="ce19">
            <text:p><text:s text:c="3"/>0.23<text:s/></text:p>
          </table:table-cell>
          <table:table-cell office:value-type="float" office:value="146" table:style-name="ce20">
            <text:p><text:s text:c="3"/>146<text:s/></text:p>
          </table:table-cell>
          <table:table-cell office:value-type="float" office:value="0.54085391943128835" table:style-name="ce19">
            <text:p><text:s text:c="3"/>0.54<text:s/></text:p>
          </table:table-cell>
          <table:table-cell office:value-type="float" office:value="6.58" table:style-name="ce19">
            <text:p><text:s text:c="3"/>6.58<text:s/></text:p>
          </table:table-cell>
          <table:table-cell office:value-type="float" office:value="141" table:style-name="ce20">
            <text:p><text:s text:c="3"/>141<text:s/></text:p>
          </table:table-cell>
          <table:table-cell office:value-type="float" office:value="0.52233152493021695" table:style-name="ce19">
            <text:p><text:s text:c="3"/>0.52<text:s/></text:p>
          </table:table-cell>
          <table:table-cell office:value-type="float" office:value="6.36" table:style-name="ce19">
            <text:p><text:s text:c="3"/>6.36<text:s/></text:p>
          </table:table-cell>
          <table:table-cell office:value-type="float" office:value="94" table:style-name="ce20">
            <text:p><text:s text:c="3"/>94<text:s/></text:p>
          </table:table-cell>
          <table:table-cell office:value-type="float" office:value="0.34822101662014454" table:style-name="ce19">
            <text:p><text:s text:c="3"/>0.35<text:s/></text:p>
          </table:table-cell>
          <table:table-cell office:value-type="float" office:value="4.24" table:style-name="ce19">
            <text:p><text:s text:c="3"/>4.24<text:s/></text:p>
          </table:table-cell>
          <table:table-cell office:value-type="float" office:value="60" table:style-name="ce20">
            <text:p><text:s text:c="3"/>60<text:s/></text:p>
          </table:table-cell>
          <table:table-cell office:value-type="float" office:value="0.22226873401285824" table:style-name="ce19">
            <text:p><text:s text:c="3"/>0.22<text:s/></text:p>
          </table:table-cell>
          <table:table-cell office:value-type="float" office:value="2.7" table:style-name="ce18">
            <text:p><text:s text:c="3"/>2.70<text:s/></text:p>
          </table:table-cell>
          <table:table-cell table:number-columns-repeated="16365"/>
        </table:table-row>
        <table:table-row table:style-name="ro9">
          <table:table-cell office:value-type="string" table:style-name="ce27">
            <text:p>福建省</text:p>
          </table:table-cell>
          <table:table-cell office:value-type="float" office:value="107" table:style-name="ce26">
            <text:p><text:s text:c="3"/>107<text:s/></text:p>
          </table:table-cell>
          <table:table-cell office:value-type="float" office:value="0.7228752871233618" table:style-name="ce24">
            <text:p><text:s text:c="3"/>0.72<text:s/></text:p>
          </table:table-cell>
          <table:table-cell office:value-type="float" office:value="8.7949826600009011" table:style-name="ce24">
            <text:p><text:s text:c="3"/>8.79<text:s/></text:p>
          </table:table-cell>
          <table:table-cell office:value-type="float" office:value="45" table:style-name="ce20">
            <text:p><text:s text:c="3"/>45<text:s/></text:p>
          </table:table-cell>
          <table:table-cell office:value-type="float" office:value="0.30390312918922019" table:style-name="ce24">
            <text:p><text:s text:c="3"/>0.30<text:s/></text:p>
          </table:table-cell>
          <table:table-cell office:value-type="float" office:value="3.7" table:style-name="ce24">
            <text:p><text:s text:c="3"/>3.70<text:s/></text:p>
          </table:table-cell>
          <table:table-cell office:value-type="float" office:value="111" table:style-name="ce25">
            <text:p><text:s text:c="3"/>111<text:s/></text:p>
          </table:table-cell>
          <table:table-cell office:value-type="float" office:value="0.74962771866674316" table:style-name="ce24">
            <text:p><text:s text:c="3"/>0.75<text:s/></text:p>
          </table:table-cell>
          <table:table-cell office:value-type="float" office:value="9.1199999999999992" table:style-name="ce24">
            <text:p><text:s text:c="3"/>9.12<text:s/></text:p>
          </table:table-cell>
          <table:table-cell office:value-type="float" office:value="66" table:style-name="ce25">
            <text:p><text:s text:c="3"/>66<text:s/></text:p>
          </table:table-cell>
          <table:table-cell office:value-type="float" office:value="0.44572458947752297" table:style-name="ce24">
            <text:p><text:s text:c="3"/>0.45<text:s/></text:p>
          </table:table-cell>
          <table:table-cell office:value-type="float" office:value="5.42" table:style-name="ce24">
            <text:p><text:s text:c="3"/>5.42<text:s/></text:p>
          </table:table-cell>
          <table:table-cell office:value-type="float" office:value="42" table:style-name="ce25">
            <text:p><text:s text:c="3"/>42<text:s/></text:p>
          </table:table-cell>
          <table:table-cell office:value-type="float" office:value="0.28364292057660551" table:style-name="ce24">
            <text:p><text:s text:c="3"/>0.28<text:s/></text:p>
          </table:table-cell>
          <table:table-cell office:value-type="float" office:value="3.45" table:style-name="ce24">
            <text:p><text:s text:c="3"/>3.45<text:s/></text:p>
          </table:table-cell>
          <table:table-cell office:value-type="float" office:value="23" table:style-name="ce25">
            <text:p><text:s text:c="3"/>23<text:s/></text:p>
          </table:table-cell>
          <table:table-cell office:value-type="float" office:value="0.15532826603004588" table:style-name="ce24">
            <text:p><text:s text:c="3"/>0.16<text:s/></text:p>
          </table:table-cell>
          <table:table-cell office:value-type="float" office:value="1.89" table:style-name="ce23">
            <text:p><text:s text:c="3"/>1.89<text:s/></text:p>
          </table:table-cell>
          <table:table-cell table:number-columns-repeated="16365"/>
        </table:table-row>
        <table:table-row table:style-name="ro11">
          <table:table-cell office:value-type="string" table:style-name="ce22">
            <text:p>金門縣</text:p>
          </table:table-cell>
          <table:table-cell office:value-type="float" office:value="98" table:style-name="ce21">
            <text:p><text:s text:c="3"/>98<text:s/></text:p>
          </table:table-cell>
          <table:table-cell office:value-type="float" office:value="0.72409156063897384" table:style-name="ce19">
            <text:p><text:s text:c="3"/>0.72<text:s/></text:p>
          </table:table-cell>
          <table:table-cell office:value-type="float" office:value="8.8097806544408481" table:style-name="ce19">
            <text:p><text:s text:c="3"/>8.81<text:s/></text:p>
          </table:table-cell>
          <table:table-cell office:value-type="float" office:value="38" table:style-name="ce20">
            <text:p><text:s text:c="3"/>38<text:s/></text:p>
          </table:table-cell>
          <table:table-cell office:value-type="float" office:value="0.28066858210663931" table:style-name="ce19">
            <text:p><text:s text:c="3"/>0.28<text:s/></text:p>
          </table:table-cell>
          <table:table-cell office:value-type="float" office:value="3.41" table:style-name="ce19">
            <text:p><text:s text:c="3"/>3.41<text:s/></text:p>
          </table:table-cell>
          <table:table-cell office:value-type="float" office:value="97" table:style-name="ce20">
            <text:p><text:s text:c="3"/>97<text:s/></text:p>
          </table:table-cell>
          <table:table-cell office:value-type="float" office:value="0.7164434859037897" table:style-name="ce19">
            <text:p><text:s text:c="3"/>0.72<text:s/></text:p>
          </table:table-cell>
          <table:table-cell office:value-type="float" office:value="8.7200000000000006" table:style-name="ce19">
            <text:p><text:s text:c="3"/>8.72<text:s/></text:p>
          </table:table-cell>
          <table:table-cell office:value-type="float" office:value="59" table:style-name="ce20">
            <text:p><text:s text:c="3"/>59<text:s/></text:p>
          </table:table-cell>
          <table:table-cell office:value-type="float" office:value="0.4357749037971505" table:style-name="ce19">
            <text:p><text:s text:c="3"/>0.44<text:s/></text:p>
          </table:table-cell>
          <table:table-cell office:value-type="float" office:value="5.3" table:style-name="ce19">
            <text:p><text:s text:c="3"/>5.30<text:s/></text:p>
          </table:table-cell>
          <table:table-cell office:value-type="float" office:value="40" table:style-name="ce20">
            <text:p><text:s text:c="3"/>40<text:s/></text:p>
          </table:table-cell>
          <table:table-cell office:value-type="float" office:value="0.29544061274383082" table:style-name="ce19">
            <text:p><text:s text:c="3"/>0.30<text:s/></text:p>
          </table:table-cell>
          <table:table-cell office:value-type="float" office:value="3.59" table:style-name="ce19">
            <text:p><text:s text:c="3"/>3.59<text:s/></text:p>
          </table:table-cell>
          <table:table-cell office:value-type="float" office:value="22" table:style-name="ce20">
            <text:p><text:s text:c="3"/>22<text:s/></text:p>
          </table:table-cell>
          <table:table-cell office:value-type="float" office:value="0.16249233700910695" table:style-name="ce19">
            <text:p><text:s text:c="3"/>0.16<text:s/></text:p>
          </table:table-cell>
          <table:table-cell office:value-type="float" office:value="1.98" table:style-name="ce18">
            <text:p><text:s text:c="3"/>1.98<text:s/></text:p>
          </table:table-cell>
          <table:table-cell table:number-columns-repeated="16365"/>
        </table:table-row>
        <table:table-row table:style-name="ro11">
          <table:table-cell office:value-type="string" table:style-name="ce22">
            <text:p>連江縣</text:p>
          </table:table-cell>
          <table:table-cell office:value-type="float" office:value="9" table:style-name="ce21">
            <text:p><text:s text:c="3"/>9<text:s/></text:p>
          </table:table-cell>
          <table:table-cell office:value-type="float" office:value="0.70989115002366299" table:style-name="ce19">
            <text:p><text:s text:c="3"/>0.71<text:s/></text:p>
          </table:table-cell>
          <table:table-cell office:value-type="float" office:value="8.6370089919545663" table:style-name="ce19">
            <text:p><text:s text:c="3"/>8.64<text:s/></text:p>
          </table:table-cell>
          <table:table-cell office:value-type="float" office:value="7" table:style-name="ce20">
            <text:p><text:s text:c="3"/>7<text:s/></text:p>
          </table:table-cell>
          <table:table-cell office:value-type="float" office:value="0.55194165188251532" table:style-name="ce19">
            <text:p><text:s text:c="3"/>0.55<text:s/></text:p>
          </table:table-cell>
          <table:table-cell office:value-type="float" office:value="6.72" table:style-name="ce19">
            <text:p><text:s text:c="3"/>6.72<text:s/></text:p>
          </table:table-cell>
          <table:table-cell office:value-type="float" office:value="14" table:style-name="ce20">
            <text:p><text:s text:c="3"/>14<text:s/></text:p>
          </table:table-cell>
          <table:table-cell office:value-type="float" office:value="1.1038833037650306" table:style-name="ce19">
            <text:p><text:s text:c="3"/>1.10<text:s/></text:p>
          </table:table-cell>
          <table:table-cell office:value-type="float" office:value="13.43" table:style-name="ce19">
            <text:p><text:s text:c="3"/>13.43<text:s/></text:p>
          </table:table-cell>
          <table:table-cell office:value-type="float" office:value="7" table:style-name="ce20">
            <text:p><text:s text:c="3"/>7<text:s/></text:p>
          </table:table-cell>
          <table:table-cell office:value-type="float" office:value="0.55194165188251532" table:style-name="ce19">
            <text:p><text:s text:c="3"/>0.55<text:s/></text:p>
          </table:table-cell>
          <table:table-cell office:value-type="float" office:value="6.72" table:style-name="ce19">
            <text:p><text:s text:c="3"/>6.72<text:s/></text:p>
          </table:table-cell>
          <table:table-cell office:value-type="float" office:value="2" table:style-name="ce20">
            <text:p><text:s text:c="3"/>2<text:s/></text:p>
          </table:table-cell>
          <table:table-cell office:value-type="float" office:value="0.1576976148235758" table:style-name="ce19">
            <text:p><text:s text:c="3"/>0.16<text:s/></text:p>
          </table:table-cell>
          <table:table-cell office:value-type="float" office:value="1.92" table:style-name="ce19">
            <text:p><text:s text:c="3"/>1.92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7.8848807411787902E-2" table:style-name="ce19">
            <text:p><text:s text:c="3"/>0.08<text:s/></text:p>
          </table:table-cell>
          <table:table-cell office:value-type="float" office:value="0.96" table:style-name="ce18">
            <text:p><text:s text:c="3"/>0.96<text:s/></text:p>
          </table:table-cell>
          <table:table-cell table:number-columns-repeated="16365"/>
        </table:table-row>
        <table:table-row table:style-name="ro12">
          <table:table-cell table:style-name="ce17"/>
          <table:table-cell table:style-name="ce16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5"/>
          <table:table-cell table:number-columns-repeated="2" table:style-name="ce13"/>
          <table:table-cell table:style-name="ce14"/>
          <table:table-cell table:style-name="ce13"/>
          <table:table-cell table:style-name="ce12"/>
          <table:table-cell table:number-columns-repeated="16365"/>
        </table:table-row>
        <table:table-row table:style-name="ro13">
          <table:table-cell office:value-type="string" table:style-name="ce11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 table:style-name="ce2"/>
          <table:table-cell office:value-type="string" table:number-columns-spanned="4" table:number-rows-spanned="1" table:style-name="ce50">
            <text:p>內政部戶政司 民國106年5月3日編製</text:p>
          </table:table-cell>
          <table:covered-table-cell table:number-columns-repeated="3"/>
          <table:table-cell table:number-columns-repeated="16365"/>
        </table:table-row>
        <table:table-row table:style-name="ro4">
          <table:table-cell office:value-type="string" table:style-name="ce8">
            <text:p><text:s text:c="7"/>「0.00」表示未滿百分之0.005。</text:p>
          </table:table-cell>
          <table:table-cell table:number-columns-repeated="14" table:style-name="ce2"/>
          <table:table-cell table:style-name="ce7"/>
          <table:table-cell table:number-columns-repeated="3" table:style-name="ce6"/>
          <table:table-cell table:number-columns-repeated="16365"/>
        </table:table-row>
        <table:table-row table:style-name="ro14">
          <table:table-cell office:value-type="string" table:style-name="ce3">
            <text:p><text:s text:c="6"/>2.折合年之比率為本月人數(對數)÷本月月中人口<text:span text:style-name="T3">×</text:span>本年日數<text:span text:style-name="T3">÷</text:span>本月日數×1000。</text:p>
          </table:table-cell>
          <table:table-cell table:number-columns-repeated="18" table:style-name="ce5"/>
          <table:table-cell table:number-columns-repeated="16365" table:style-name="ce4"/>
        </table:table-row>
        <table:table-row table:style-name="ro13">
          <table:table-cell table:style-name="ce3"/>
          <table:table-cell table:number-columns-repeated="17" table:style-name="ce2"/>
          <table:table-cell table:style-name="ce1"/>
          <table:table-cell table:number-columns-repeated="16365" table:style-name="ce2"/>
        </table:table-row>
        <table:table-row table:number-rows-repeated="39" table:style-name="ro15">
          <table:table-cell table:number-columns-repeated="16384" table:style-name="ce2"/>
        </table:table-row>
        <table:table-row table:number-rows-repeated="2843" table:style-name="ro16">
          <table:table-cell table:number-columns-repeated="16384" table:style-name="ce2"/>
        </table:table-row>
        <table:table-row table:number-rows-repeated="1045659" table:style-name="ro16">
          <table:table-cell table:number-columns-repeated="16384"/>
        </table:table-row>
        <table:named-expressions>
          <table:named-expression table:name="\a" table:expression="of:=[.#REF!]" table:base-cell-address="人口增加&amp;生死結離.$A$1"/>
          <table:named-expression table:name="\b" table:expression="of:=[.#REF!]" table:base-cell-address="人口增加&amp;生死結離.$A$1"/>
          <table:named-expression table:name="NAME" table:expression="of:=[.#REF!]" table:base-cell-address="人口增加&amp;生死結離.$A$1"/>
          <table:named-expression table:name="P_1" table:expression="of:=[.#REF!]" table:base-cell-address="人口增加&amp;生死結離.$A$1"/>
          <table:named-expression table:name="P_11" table:expression="of:=[.#REF!]" table:base-cell-address="人口增加&amp;生死結離.$A$1"/>
          <table:named-expression table:name="P_2" table:expression="of:=[.#REF!]" table:base-cell-address="人口增加&amp;生死結離.$A$1"/>
          <table:named-range table:name="Print_Area" table:cell-range-address="人口增加&amp;生死結離.$A$1:人口增加&amp;生死結離.$S$35" table:base-cell-address="人口增加&amp;生死結離.$A$1"/>
          <table:named-expression table:name="PRINT_AREA_MI" table:expression="of:=[.#REF!]" table:base-cell-address="人口增加&amp;生死結離.$A$1"/>
          <table:named-range table:name="Print_Titles" table:cell-range-address="人口增加&amp;生死結離.$A$1:人口增加&amp;生死結離.$IV$5" table:base-cell-address="人口增加&amp;生死結離.$A$1"/>
        </table:named-expressions>
      </table:table>
      <table:table table:name="'file:///D:/0662/01.速報/106年/速報-106.4公式.xls'#速年月別" table:style-name="ta2">
        <table:table-source xlink:href="file:///D:/0662/01.速報/106年/速報-106.4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速縣市別" table:style-name="ta2">
        <table:table-source xlink:href="file:///D:/0662/01.速報/106年/速報-106.4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當月速報連結" table:style-name="ta2">
        <table:table-source xlink:href="file:///D:/0662/01.速報/106年/速報-106.4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縣市排序公式" table:style-name="ta2">
        <table:table-source xlink:href="file:///D:/0662/01.速報/106年/速報-106.4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原始速報登打-公式" table:style-name="ta2">
        <table:table-source xlink:href="file:///D:/0662/01.速報/106年/速報-106.4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160" table:style-name="ta2">
        <table:table-source xlink:href="file:///D:/0662/01.速報/106年/速報-106.4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170" table:style-name="ta2">
        <table:table-source xlink:href="file:///D:/0662/01.速報/106年/速報-106.4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上月縣市別" table:style-name="ta2">
        <table:table-source xlink:href="file:///D:/0662/01.速報/106年/速報-106.4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4公式.xls'#本月-上月&gt;15%公式" table:style-name="ta2">
        <table:table-source xlink:href="file:///D:/0662/01.速報/106年/速報-106.4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2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2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2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2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人口增加&amp;生死結離.$A$1"/>
        <table:named-expression table:name="\b" table:expression="of:=[.#REF!]" table:base-cell-address="人口增加&amp;生死結離.$A$1"/>
        <table:named-expression table:name="NAME" table:expression="of:=[.#REF!]" table:base-cell-address="人口增加&amp;生死結離.$A$1"/>
        <table:named-expression table:name="P_1" table:expression="of:=[.#REF!]" table:base-cell-address="人口增加&amp;生死結離.$A$1"/>
        <table:named-expression table:name="P_11" table:expression="of:=[.#REF!]" table:base-cell-address="人口增加&amp;生死結離.$A$1"/>
        <table:named-expression table:name="P_2" table:expression="of:=[.#REF!]" table:base-cell-address="人口增加&amp;生死結離.$A$1"/>
        <table:named-expression table:name="Print_Area" table:expression="of:=[.#REF!]" table:base-cell-address="人口增加&amp;生死結離.$A$1"/>
        <table:named-expression table:name="PRINT_AREA_MI" table:expression="of:=[.#REF!]" table:base-cell-address="人口增加&amp;生死結離.$A$1"/>
        <table:named-expression table:name="rd_rf_f_97y_9802_data" table:expression="of:=[.#REF!]" table:base-cell-address="人口增加&amp;生死結離.$A$1"/>
        <table:named-expression table:name="rd_rg_f_84y_97y_data" table:expression="of:=[.#REF!]" table:base-cell-address="人口增加&amp;生死結離.$A$1"/>
        <table:named-expression table:name="rd_rg_f_9805_data" table:expression="of:=[.#REF!]" table:base-cell-address="人口增加&amp;生死結離.$A$1"/>
        <table:named-expression table:name="rd_rg_f_9806_data" table:expression="of:=[.#REF!]" table:base-cell-address="人口增加&amp;生死結離.$A$1"/>
        <table:named-expression table:name="rd_rg_f_9807_data" table:expression="of:=[.#REF!]" table:base-cell-address="人口增加&amp;生死結離.$A$1"/>
        <table:named-expression table:name="rd_rg_f_9808_data" table:expression="of:=[.#REF!]" table:base-cell-address="人口增加&amp;生死結離.$A$1"/>
        <table:named-expression table:name="rd_rg_f_98y_9803_data" table:expression="of:=[.#REF!]" table:base-cell-address="人口增加&amp;生死結離.$A$1"/>
        <table:named-expression table:name="rd_rg_f_98y_9804_data" table:expression="of:=[.#REF!]" table:base-cell-address="人口增加&amp;生死結離.$A$1"/>
        <table:named-expression table:name="rd_rg_q_84y_97y_data" table:expression="of:=[.#REF!]" table:base-cell-address="人口增加&amp;生死結離.$A$1"/>
        <table:named-expression table:name="rd_rg_q_97y_9802_data" table:expression="of:=[.#REF!]" table:base-cell-address="人口增加&amp;生死結離.$A$1"/>
        <table:named-expression table:name="rd_rg_q_9805_data" table:expression="of:=[.#REF!]" table:base-cell-address="人口增加&amp;生死結離.$A$1"/>
        <table:named-expression table:name="rd_rg_q_9806_data" table:expression="of:=[.#REF!]" table:base-cell-address="人口增加&amp;生死結離.$A$1"/>
        <table:named-expression table:name="rd_rg_q_9807_data" table:expression="of:=[.#REF!]" table:base-cell-address="人口增加&amp;生死結離.$A$1"/>
        <table:named-expression table:name="rd_rg_q_9808_data" table:expression="of:=[.#REF!]" table:base-cell-address="人口增加&amp;生死結離.$A$1"/>
        <table:named-expression table:name="rd_rg_q_98y_9803_data" table:expression="of:=[.#REF!]" table:base-cell-address="人口增加&amp;生死結離.$A$1"/>
        <table:named-expression table:name="rd_rg_q_98y_9804_data" table:expression="of:=[.#REF!]" table:base-cell-address="人口增加&amp;生死結離.$A$1"/>
        <table:named-expression table:name="rd_rg_q9607" table:expression="of:=[.#REF!]" table:base-cell-address="人口增加&amp;生死結離.$A$1"/>
        <table:named-expression table:name="rd_t_84y_97y_data" table:expression="of:=[.#REF!]" table:base-cell-address="人口增加&amp;生死結離.$A$1"/>
        <table:named-expression table:name="rd_t_97y_9802_data" table:expression="of:=[.#REF!]" table:base-cell-address="人口增加&amp;生死結離.$A$1"/>
        <table:named-expression table:name="rd_t_9805_data" table:expression="of:=[.#REF!]" table:base-cell-address="人口增加&amp;生死結離.$A$1"/>
        <table:named-expression table:name="rd_t_9806_data" table:expression="of:=[.#REF!]" table:base-cell-address="人口增加&amp;生死結離.$A$1"/>
        <table:named-expression table:name="rd_t_9807_data" table:expression="of:=[.#REF!]" table:base-cell-address="人口增加&amp;生死結離.$A$1"/>
        <table:named-expression table:name="rd_t_9808_data" table:expression="of:=[.#REF!]" table:base-cell-address="人口增加&amp;生死結離.$A$1"/>
        <table:named-expression table:name="rd_t_98y_9803_data" table:expression="of:=[.#REF!]" table:base-cell-address="人口增加&amp;生死結離.$A$1"/>
        <table:named-expression table:name="rd_t_98y_9804_data" table:expression="of:=[.#REF!]" table:base-cell-address="人口增加&amp;生死結離.$A$1"/>
        <table:named-expression table:name="rd_t9607" table:expression="of:=[.#REF!]" table:base-cell-address="人口增加&amp;生死結離.$A$1"/>
        <table:named-expression table:name="月底人口數" table:expression="of:=[.#REF!]" table:base-cell-address="人口增加&amp;生死結離.$A$1"/>
        <table:named-expression table:name="出生" table:expression="of:=[.#REF!]" table:base-cell-address="人口增加&amp;生死結離.$A$1"/>
        <table:named-expression table:name="死亡" table:expression="of:=[.#REF!]" table:base-cell-address="人口增加&amp;生死結離.$A$1"/>
        <table:named-expression table:name="結婚" table:expression="of:=[.#REF!]" table:base-cell-address="人口增加&amp;生死結離.$A$1"/>
        <table:named-expression table:name="鄰數戶數" table:expression="of:=[.#REF!]" table:base-cell-address="人口增加&amp;生死結離.$A$1"/>
        <table:named-expression table:name="離婚" table:expression="of:=[.#REF!]" table:base-cell-address="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2" number:min-integer-digits="1" number:grouping="true"/>
      <number:text> </number:text>
    </number:number-style>
    <number:number-style style:name="N49P1">
      <number:text> －</number:text>
      <number:number number:decimal-places="2" number:min-integer-digits="1" number:grouping="true"/>
      <number:text> </number:text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8:05:00Z</meta:creation-date>
    <dc:date>2017-05-03T08:05:44Z</dc:date>
  </office:meta>
</office:document-meta>
</file>